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1">
      <style:table-cell-properties fo:border="thin solid #000000"/>
    </style:style>
    <style:style style:name="ce6" style:family="table-cell" style:parent-style-name="Percent" style:data-style-name="N14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1055555555556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46944444444444cm" style:use-optimal-column-width="true"/>
    </style:style>
    <style:style style:name="co9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5">
            <text:p>Demand</text:p>
          </table:table-cell>
          <table:table-cell office:value-type="string" table:style-name="ce6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圓⼭⼤飯店</text:span></text:p>
          </table:table-cell>
          <table:table-cell office:value-type="string" table:style-name="ce2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0667" table:style-name="ce2">
            <text:p>10667</text:p>
          </table:table-cell>
          <table:table-cell office:value-type="string" table:style-name="ce2">
            <text:p><text:span text:style-name="T1">68.82%</text:span></text:p>
          </table:table-cell>
          <table:table-cell office:value-type="float" office:value="3923" table:style-name="ce2">
            <text:p>3923</text:p>
          </table:table-cell>
          <table:table-cell office:value-type="float" office:value="41850353" table:style-name="ce2">
            <text:p>41850353</text:p>
          </table:table-cell>
          <table:table-cell office:value-type="float" office:value="76393973" table:style-name="ce2">
            <text:p>76393973</text:p>
          </table:table-cell>
          <table:table-cell office:value-type="float" office:value="131547661" table:style-name="ce1">
            <text:p>1315476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賓⼤飯店</text:span></text:p>
          </table:table-cell>
          <table:table-cell office:value-type="string" table:style-name="ce2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7466" table:style-name="ce2">
            <text:p>7466</text:p>
          </table:table-cell>
          <table:table-cell office:value-type="string" table:style-name="ce2">
            <text:p><text:span text:style-name="T1">57.07%</text:span></text:p>
          </table:table-cell>
          <table:table-cell office:value-type="float" office:value="3647" table:style-name="ce2">
            <text:p>3647</text:p>
          </table:table-cell>
          <table:table-cell office:value-type="float" office:value="27229634" table:style-name="ce2">
            <text:p>27229634</text:p>
          </table:table-cell>
          <table:table-cell office:value-type="float" office:value="119806163" table:style-name="ce2">
            <text:p>119806163</text:p>
          </table:table-cell>
          <table:table-cell office:value-type="float" office:value="157208363" table:style-name="ce1">
            <text:p>1572083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華國⼤飯店</text:span></text:p>
          </table:table-cell>
          <table:table-cell office:value-type="string" table:style-name="ce2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6548" table:style-name="ce2">
            <text:p>6548</text:p>
          </table:table-cell>
          <table:table-cell office:value-type="string" table:style-name="ce2">
            <text:p><text:span text:style-name="T1">64.79%</text:span></text:p>
          </table:table-cell>
          <table:table-cell office:value-type="float" office:value="2936" table:style-name="ce2">
            <text:p>2936</text:p>
          </table:table-cell>
          <table:table-cell office:value-type="float" office:value="19225152" table:style-name="ce2">
            <text:p>19225152</text:p>
          </table:table-cell>
          <table:table-cell office:value-type="float" office:value="28196247" table:style-name="ce2">
            <text:p>28196247</text:p>
          </table:table-cell>
          <table:table-cell office:value-type="float" office:value="49845151" table:style-name="ce1">
            <text:p>498451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泰王⼦⼤飯店</text:span></text:p>
          </table:table-cell>
          <table:table-cell office:value-type="string" table:style-name="ce2">
            <text:p>Taipei</text:p>
          </table:table-cell>
          <table:table-cell office:value-type="float" office:value="212" table:style-name="ce2">
            <text:p>212</text:p>
          </table:table-cell>
          <table:table-cell office:value-type="float" office:value="3092" table:style-name="ce2">
            <text:p>3092</text:p>
          </table:table-cell>
          <table:table-cell office:value-type="string" table:style-name="ce2">
            <text:p><text:span text:style-name="T1">47.05%</text:span></text:p>
          </table:table-cell>
          <table:table-cell office:value-type="float" office:value="2753" table:style-name="ce2">
            <text:p>2753</text:p>
          </table:table-cell>
          <table:table-cell office:value-type="float" office:value="8511853" table:style-name="ce2">
            <text:p>8511853</text:p>
          </table:table-cell>
          <table:table-cell office:value-type="float" office:value="17092363" table:style-name="ce2">
            <text:p>17092363</text:p>
          </table:table-cell>
          <table:table-cell office:value-type="float" office:value="28374158" table:style-name="ce1">
            <text:p>283741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王⼤飯店</text:span></text:p>
          </table:table-cell>
          <table:table-cell office:value-type="string" table:style-name="ce2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1434" table:style-name="ce2">
            <text:p>1434</text:p>
          </table:table-cell>
          <table:table-cell office:value-type="string" table:style-name="ce2">
            <text:p><text:span text:style-name="T1">47.69%</text:span></text:p>
          </table:table-cell>
          <table:table-cell office:value-type="float" office:value="1818" table:style-name="ce2">
            <text:p>1818</text:p>
          </table:table-cell>
          <table:table-cell office:value-type="float" office:value="2606300" table:style-name="ce2">
            <text:p>2606300</text:p>
          </table:table-cell>
          <table:table-cell office:value-type="float" office:value="630428" table:style-name="ce2">
            <text:p>630428</text:p>
          </table:table-cell>
          <table:table-cell office:value-type="float" office:value="3286713" table:style-name="ce1">
            <text:p>32867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mpero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豪景⼤酒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180" table:style-name="ce2">
            <text:p>4180</text:p>
          </table:table-cell>
          <table:table-cell office:value-type="string" table:style-name="ce2">
            <text:p><text:span text:style-name="T1">64.52%</text:span></text:p>
          </table:table-cell>
          <table:table-cell office:value-type="float" office:value="2289" table:style-name="ce2">
            <text:p>2289</text:p>
          </table:table-cell>
          <table:table-cell office:value-type="float" office:value="9568929" table:style-name="ce2">
            <text:p>9568929</text:p>
          </table:table-cell>
          <table:table-cell office:value-type="float" office:value="3233447" table:style-name="ce2">
            <text:p>3233447</text:p>
          </table:table-cell>
          <table:table-cell office:value-type="float" office:value="13083325" table:style-name="ce1">
            <text:p>130833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凱撒⼤飯店</text:span></text:p>
          </table:table-cell>
          <table:table-cell office:value-type="string" table:style-name="ce2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0628" table:style-name="ce2">
            <text:p>10628</text:p>
          </table:table-cell>
          <table:table-cell office:value-type="string" table:style-name="ce2">
            <text:p><text:span text:style-name="T1">71.72%</text:span></text:p>
          </table:table-cell>
          <table:table-cell office:value-type="float" office:value="4076" table:style-name="ce2">
            <text:p>4076</text:p>
          </table:table-cell>
          <table:table-cell office:value-type="float" office:value="43319635" table:style-name="ce2">
            <text:p>43319635</text:p>
          </table:table-cell>
          <table:table-cell office:value-type="float" office:value="30856972" table:style-name="ce2">
            <text:p>30856972</text:p>
          </table:table-cell>
          <table:table-cell office:value-type="float" office:value="77021469" table:style-name="ce1">
            <text:p>770214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康華⼤飯店</text:span></text:p>
          </table:table-cell>
          <table:table-cell office:value-type="string" table:style-name="ce2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2849" table:style-name="ce2">
            <text:p>2849</text:p>
          </table:table-cell>
          <table:table-cell office:value-type="string" table:style-name="ce2">
            <text:p><text:span text:style-name="T1">42.75%</text:span></text:p>
          </table:table-cell>
          <table:table-cell office:value-type="float" office:value="2580" table:style-name="ce2">
            <text:p>2580</text:p>
          </table:table-cell>
          <table:table-cell office:value-type="float" office:value="7351665" table:style-name="ce2">
            <text:p>7351665</text:p>
          </table:table-cell>
          <table:table-cell office:value-type="float" office:value="16617738" table:style-name="ce2">
            <text:p>16617738</text:p>
          </table:table-cell>
          <table:table-cell office:value-type="float" office:value="25373315" table:style-name="ce1">
            <text:p>253733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神旺⼤飯店</text:span></text:p>
          </table:table-cell>
          <table:table-cell office:value-type="string" table:style-name="ce2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6048" table:style-name="ce2">
            <text:p>6048</text:p>
          </table:table-cell>
          <table:table-cell office:value-type="string" table:style-name="ce2">
            <text:p><text:span text:style-name="T1">72.80%</text:span></text:p>
          </table:table-cell>
          <table:table-cell office:value-type="float" office:value="2607" table:style-name="ce2">
            <text:p>2607</text:p>
          </table:table-cell>
          <table:table-cell office:value-type="float" office:value="15769951" table:style-name="ce2">
            <text:p>15769951</text:p>
          </table:table-cell>
          <table:table-cell office:value-type="float" office:value="47315247" table:style-name="ce2">
            <text:p>47315247</text:p>
          </table:table-cell>
          <table:table-cell office:value-type="float" office:value="68292805" table:style-name="ce1">
            <text:p>682928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兄弟⼤飯店</text:span></text:p>
          </table:table-cell>
          <table:table-cell office:value-type="string" table:style-name="ce2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4692" table:style-name="ce2">
            <text:p>4692</text:p>
          </table:table-cell>
          <table:table-cell office:value-type="string" table:style-name="ce2">
            <text:p><text:span text:style-name="T1">60.54%</text:span></text:p>
          </table:table-cell>
          <table:table-cell office:value-type="float" office:value="3468" table:style-name="ce2">
            <text:p>3468</text:p>
          </table:table-cell>
          <table:table-cell office:value-type="float" office:value="16270967" table:style-name="ce2">
            <text:p>16270967</text:p>
          </table:table-cell>
          <table:table-cell office:value-type="float" office:value="65909030" table:style-name="ce2">
            <text:p>65909030</text:p>
          </table:table-cell>
          <table:table-cell office:value-type="float" office:value="88955017" table:style-name="ce1">
            <text:p>889550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rothe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三德⼤飯店</text:span></text:p>
          </table:table-cell>
          <table:table-cell office:value-type="string" table:style-name="ce2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2543" table:style-name="ce2">
            <text:p>2543</text:p>
          </table:table-cell>
          <table:table-cell office:value-type="string" table:style-name="ce2">
            <text:p><text:span text:style-name="T1">28.58%</text:span></text:p>
          </table:table-cell>
          <table:table-cell office:value-type="float" office:value="2295" table:style-name="ce2">
            <text:p>2295</text:p>
          </table:table-cell>
          <table:table-cell office:value-type="float" office:value="5836843" table:style-name="ce2">
            <text:p>5836843</text:p>
          </table:table-cell>
          <table:table-cell office:value-type="float" office:value="427245" table:style-name="ce2">
            <text:p>427245</text:p>
          </table:table-cell>
          <table:table-cell office:value-type="float" office:value="7273263" table:style-name="ce1">
            <text:p>72732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to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都麗緻⼤飯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172" table:style-name="ce2">
            <text:p>4172</text:p>
          </table:table-cell>
          <table:table-cell office:value-type="string" table:style-name="ce2">
            <text:p><text:span text:style-name="T1">64.39%</text:span></text:p>
          </table:table-cell>
          <table:table-cell office:value-type="float" office:value="4082" table:style-name="ce2">
            <text:p>4082</text:p>
          </table:table-cell>
          <table:table-cell office:value-type="float" office:value="17030812" table:style-name="ce2">
            <text:p>17030812</text:p>
          </table:table-cell>
          <table:table-cell office:value-type="float" office:value="21325739" table:style-name="ce2">
            <text:p>21325739</text:p>
          </table:table-cell>
          <table:table-cell office:value-type="float" office:value="46279942" table:style-name="ce1">
            <text:p>462799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聯⼤飯店</text:span></text:p>
          </table:table-cell>
          <table:table-cell office:value-type="string" table:style-name="ce2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3361" table:style-name="ce2">
            <text:p>3361</text:p>
          </table:table-cell>
          <table:table-cell office:value-type="string" table:style-name="ce2">
            <text:p><text:span text:style-name="T1">44.62%</text:span></text:p>
          </table:table-cell>
          <table:table-cell office:value-type="float" office:value="2323" table:style-name="ce2">
            <text:p>2323</text:p>
          </table:table-cell>
          <table:table-cell office:value-type="float" office:value="7808927" table:style-name="ce2">
            <text:p>7808927</text:p>
          </table:table-cell>
          <table:table-cell office:value-type="float" office:value="1815831" table:style-name="ce2">
            <text:p>1815831</text:p>
          </table:table-cell>
          <table:table-cell office:value-type="float" office:value="10643397" table:style-name="ce1">
            <text:p>106433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nite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喜來登⼤飯店</text:span></text:p>
          </table:table-cell>
          <table:table-cell office:value-type="string" table:style-name="ce2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3107" table:style-name="ce2">
            <text:p>13107</text:p>
          </table:table-cell>
          <table:table-cell office:value-type="string" table:style-name="ce2">
            <text:p><text:span text:style-name="T1">61.45%</text:span></text:p>
          </table:table-cell>
          <table:table-cell office:value-type="float" office:value="4829" table:style-name="ce2">
            <text:p>4829</text:p>
          </table:table-cell>
          <table:table-cell office:value-type="float" office:value="63292847" table:style-name="ce2">
            <text:p>63292847</text:p>
          </table:table-cell>
          <table:table-cell office:value-type="float" office:value="147921618" table:style-name="ce2">
            <text:p>147921618</text:p>
          </table:table-cell>
          <table:table-cell office:value-type="float" office:value="234399860" table:style-name="ce1">
            <text:p>2343998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老爺⼤酒店</text:span></text:p>
          </table:table-cell>
          <table:table-cell office:value-type="string" table:style-name="ce2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142" table:style-name="ce2">
            <text:p>5142</text:p>
          </table:table-cell>
          <table:table-cell office:value-type="string" table:style-name="ce2">
            <text:p><text:span text:style-name="T1">82.11%</text:span></text:p>
          </table:table-cell>
          <table:table-cell office:value-type="float" office:value="4777" table:style-name="ce2">
            <text:p>4777</text:p>
          </table:table-cell>
          <table:table-cell office:value-type="float" office:value="24563446" table:style-name="ce2">
            <text:p>24563446</text:p>
          </table:table-cell>
          <table:table-cell office:value-type="float" office:value="46598049" table:style-name="ce2">
            <text:p>46598049</text:p>
          </table:table-cell>
          <table:table-cell office:value-type="float" office:value="78002785" table:style-name="ce1">
            <text:p>780027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華⼤飯店</text:span></text:p>
          </table:table-cell>
          <table:table-cell office:value-type="string" table:style-name="ce2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9569" table:style-name="ce2">
            <text:p>9569</text:p>
          </table:table-cell>
          <table:table-cell office:value-type="string" table:style-name="ce2">
            <text:p><text:span text:style-name="T1">50.94%</text:span></text:p>
          </table:table-cell>
          <table:table-cell office:value-type="float" office:value="4002" table:style-name="ce2">
            <text:p>4002</text:p>
          </table:table-cell>
          <table:table-cell office:value-type="float" office:value="38298000" table:style-name="ce2">
            <text:p>38298000</text:p>
          </table:table-cell>
          <table:table-cell office:value-type="float" office:value="80955000" table:style-name="ce2">
            <text:p>80955000</text:p>
          </table:table-cell>
          <table:table-cell office:value-type="float" office:value="137868000" table:style-name="ce1">
            <text:p>137868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悅酒店</text:span></text:p>
          </table:table-cell>
          <table:table-cell office:value-type="string" table:style-name="ce2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16405" table:style-name="ce2">
            <text:p>16405</text:p>
          </table:table-cell>
          <table:table-cell office:value-type="string" table:style-name="ce2">
            <text:p><text:span text:style-name="T1">62.26%</text:span></text:p>
          </table:table-cell>
          <table:table-cell office:value-type="float" office:value="6031" table:style-name="ce2">
            <text:p>6031</text:p>
          </table:table-cell>
          <table:table-cell office:value-type="float" office:value="98944277" table:style-name="ce2">
            <text:p>98944277</text:p>
          </table:table-cell>
          <table:table-cell office:value-type="float" office:value="125793598" table:style-name="ce2">
            <text:p>125793598</text:p>
          </table:table-cell>
          <table:table-cell office:value-type="float" office:value="254434031" table:style-name="ce1">
            <text:p>2544340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華酒店</text:span></text:p>
          </table:table-cell>
          <table:table-cell office:value-type="string" table:style-name="ce2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2428" table:style-name="ce2">
            <text:p>12428</text:p>
          </table:table-cell>
          <table:table-cell office:value-type="string" table:style-name="ce2">
            <text:p><text:span text:style-name="T1">74.52%</text:span></text:p>
          </table:table-cell>
          <table:table-cell office:value-type="float" office:value="5961" table:style-name="ce2">
            <text:p>5961</text:p>
          </table:table-cell>
          <table:table-cell office:value-type="float" office:value="74087190" table:style-name="ce2">
            <text:p>74087190</text:p>
          </table:table-cell>
          <table:table-cell office:value-type="float" office:value="196615634" table:style-name="ce2">
            <text:p>196615634</text:p>
          </table:table-cell>
          <table:table-cell office:value-type="float" office:value="328566554" table:style-name="ce1">
            <text:p>3285665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⻄華⼤飯店</text:span></text:p>
          </table:table-cell>
          <table:table-cell office:value-type="string" table:style-name="ce2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7404" table:style-name="ce2">
            <text:p>7404</text:p>
          </table:table-cell>
          <table:table-cell office:value-type="string" table:style-name="ce2">
            <text:p><text:span text:style-name="T1">69.63%</text:span></text:p>
          </table:table-cell>
          <table:table-cell office:value-type="float" office:value="4310" table:style-name="ce2">
            <text:p>4310</text:p>
          </table:table-cell>
          <table:table-cell office:value-type="float" office:value="31908855" table:style-name="ce2">
            <text:p>31908855</text:p>
          </table:table-cell>
          <table:table-cell office:value-type="float" office:value="25824358" table:style-name="ce2">
            <text:p>25824358</text:p>
          </table:table-cell>
          <table:table-cell office:value-type="float" office:value="63674142" table:style-name="ce1">
            <text:p>636741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北遠東國際⼤飯店</text:span></text:p>
          </table:table-cell>
          <table:table-cell office:value-type="string" table:style-name="ce2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7736" table:style-name="ce2">
            <text:p>7736</text:p>
          </table:table-cell>
          <table:table-cell office:value-type="string" table:style-name="ce2">
            <text:p><text:span text:style-name="T1">59.42%</text:span></text:p>
          </table:table-cell>
          <table:table-cell office:value-type="float" office:value="6243" table:style-name="ce2">
            <text:p>6243</text:p>
          </table:table-cell>
          <table:table-cell office:value-type="float" office:value="48294113" table:style-name="ce2">
            <text:p>48294113</text:p>
          </table:table-cell>
          <table:table-cell office:value-type="float" office:value="80181886" table:style-name="ce2">
            <text:p>80181886</text:p>
          </table:table-cell>
          <table:table-cell office:value-type="float" office:value="146109525" table:style-name="ce1">
            <text:p>1461095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信花園酒店</text:span></text:p>
          </table:table-cell>
          <table:table-cell office:value-type="string" table:style-name="ce2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4319" table:style-name="ce2">
            <text:p>4319</text:p>
          </table:table-cell>
          <table:table-cell office:value-type="string" table:style-name="ce2">
            <text:p><text:span text:style-name="T1">68.63%</text:span></text:p>
          </table:table-cell>
          <table:table-cell office:value-type="float" office:value="2197" table:style-name="ce2">
            <text:p>2197</text:p>
          </table:table-cell>
          <table:table-cell office:value-type="float" office:value="9487208" table:style-name="ce2">
            <text:p>9487208</text:p>
          </table:table-cell>
          <table:table-cell office:value-type="float" office:value="7520101" table:style-name="ce2">
            <text:p>7520101</text:p>
          </table:table-cell>
          <table:table-cell office:value-type="float" office:value="22477404" table:style-name="ce1">
            <text:p>224774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艾美酒店</text:span></text:p>
          </table:table-cell>
          <table:table-cell office:value-type="string" table:style-name="ce2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3245" table:style-name="ce2">
            <text:p>3245</text:p>
          </table:table-cell>
          <table:table-cell office:value-type="string" table:style-name="ce2">
            <text:p><text:span text:style-name="T1">65.42%</text:span></text:p>
          </table:table-cell>
          <table:table-cell office:value-type="float" office:value="9031" table:style-name="ce2">
            <text:p>9031</text:p>
          </table:table-cell>
          <table:table-cell office:value-type="float" office:value="29306252" table:style-name="ce2">
            <text:p>29306252</text:p>
          </table:table-cell>
          <table:table-cell office:value-type="float" office:value="84231484" table:style-name="ce2">
            <text:p>84231484</text:p>
          </table:table-cell>
          <table:table-cell office:value-type="float" office:value="130726093" table:style-name="ce1">
            <text:p>1307260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2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8691" table:style-name="ce2">
            <text:p>8691</text:p>
          </table:table-cell>
          <table:table-cell office:value-type="string" table:style-name="ce2">
            <text:p><text:span text:style-name="T1">69.22%</text:span></text:p>
          </table:table-cell>
          <table:table-cell office:value-type="float" office:value="8826" table:style-name="ce2">
            <text:p>8826</text:p>
          </table:table-cell>
          <table:table-cell office:value-type="float" office:value="76705765" table:style-name="ce2">
            <text:p>76705765</text:p>
          </table:table-cell>
          <table:table-cell office:value-type="float" office:value="69996870" table:style-name="ce2">
            <text:p>69996870</text:p>
          </table:table-cell>
          <table:table-cell office:value-type="float" office:value="164471272" table:style-name="ce1">
            <text:p>1644712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萬豪酒店</text:span></text:p>
          </table:table-cell>
          <table:table-cell office:value-type="string" table:style-name="ce2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7061" table:style-name="ce2">
            <text:p>7061</text:p>
          </table:table-cell>
          <table:table-cell office:value-type="string" table:style-name="ce2">
            <text:p><text:span text:style-name="T1">71.63%</text:span></text:p>
          </table:table-cell>
          <table:table-cell office:value-type="float" office:value="5386" table:style-name="ce2">
            <text:p>5386</text:p>
          </table:table-cell>
          <table:table-cell office:value-type="float" office:value="38029331" table:style-name="ce2">
            <text:p>38029331</text:p>
          </table:table-cell>
          <table:table-cell office:value-type="float" office:value="95751047" table:style-name="ce2">
            <text:p>95751047</text:p>
          </table:table-cell>
          <table:table-cell office:value-type="float" office:value="159712656" table:style-name="ce1">
            <text:p>1597126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美福⼤飯店</text:span></text:p>
          </table:table-cell>
          <table:table-cell office:value-type="string" table:style-name="ce2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2720" table:style-name="ce2">
            <text:p>2720</text:p>
          </table:table-cell>
          <table:table-cell office:value-type="string" table:style-name="ce2">
            <text:p><text:span text:style-name="T1">60.10%</text:span></text:p>
          </table:table-cell>
          <table:table-cell office:value-type="float" office:value="6851" table:style-name="ce2">
            <text:p>6851</text:p>
          </table:table-cell>
          <table:table-cell office:value-type="float" office:value="18633800" table:style-name="ce2">
            <text:p>18633800</text:p>
          </table:table-cell>
          <table:table-cell office:value-type="float" office:value="93236212" table:style-name="ce2">
            <text:p>93236212</text:p>
          </table:table-cell>
          <table:table-cell office:value-type="float" office:value="120180058" table:style-name="ce1">
            <text:p>1201800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⼠都飯店</text:span></text:p>
          </table:table-cell>
          <table:table-cell office:value-type="string" table:style-name="ce2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274" table:style-name="ce2">
            <text:p>274</text:p>
          </table:table-cell>
          <table:table-cell office:value-type="string" table:style-name="ce2">
            <text:p><text:span text:style-name="T1">22.10%</text:span></text:p>
          </table:table-cell>
          <table:table-cell office:value-type="float" office:value="2280" table:style-name="ce2">
            <text:p>2280</text:p>
          </table:table-cell>
          <table:table-cell office:value-type="float" office:value="624806" table:style-name="ce2">
            <text:p>624806</text:p>
          </table:table-cell>
          <table:table-cell office:value-type="float" office:value="0" table:style-name="ce2">
            <text:p>0</text:p>
          </table:table-cell>
          <table:table-cell office:value-type="float" office:value="624806" table:style-name="ce1">
            <text:p>6248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第一⼤飯店</text:span></text:p>
          </table:table-cell>
          <table:table-cell office:value-type="string" table:style-name="ce2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3016" table:style-name="ce2">
            <text:p>3016</text:p>
          </table:table-cell>
          <table:table-cell office:value-type="string" table:style-name="ce2">
            <text:p><text:span text:style-name="T1">55.28%</text:span></text:p>
          </table:table-cell>
          <table:table-cell office:value-type="float" office:value="1625" table:style-name="ce2">
            <text:p>1625</text:p>
          </table:table-cell>
          <table:table-cell office:value-type="float" office:value="4899747" table:style-name="ce2">
            <text:p>4899747</text:p>
          </table:table-cell>
          <table:table-cell office:value-type="float" office:value="3587320" table:style-name="ce2">
            <text:p>3587320</text:p>
          </table:table-cell>
          <table:table-cell office:value-type="float" office:value="27984442" table:style-name="ce1">
            <text:p>279844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六福客棧</text:span></text:p>
          </table:table-cell>
          <table:table-cell office:value-type="string" table:style-name="ce2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4796" table:style-name="ce2">
            <text:p>4796</text:p>
          </table:table-cell>
          <table:table-cell office:value-type="string" table:style-name="ce2">
            <text:p><text:span text:style-name="T1">67.27%</text:span></text:p>
          </table:table-cell>
          <table:table-cell office:value-type="float" office:value="1462" table:style-name="ce2">
            <text:p>1462</text:p>
          </table:table-cell>
          <table:table-cell office:value-type="float" office:value="7011241" table:style-name="ce2">
            <text:p>7011241</text:p>
          </table:table-cell>
          <table:table-cell office:value-type="float" office:value="10102588" table:style-name="ce2">
            <text:p>10102588</text:p>
          </table:table-cell>
          <table:table-cell office:value-type="float" office:value="17730644" table:style-name="ce1">
            <text:p>177306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洛碁⼤飯店花華本館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603" table:style-name="ce2">
            <text:p>2603</text:p>
          </table:table-cell>
          <table:table-cell office:value-type="string" table:style-name="ce2">
            <text:p><text:span text:style-name="T1">74.97%</text:span></text:p>
          </table:table-cell>
          <table:table-cell office:value-type="float" office:value="1937" table:style-name="ce2">
            <text:p>1937</text:p>
          </table:table-cell>
          <table:table-cell office:value-type="float" office:value="5041554" table:style-name="ce2">
            <text:p>5041554</text:p>
          </table:table-cell>
          <table:table-cell office:value-type="float" office:value="0" table:style-name="ce2">
            <text:p>0</text:p>
          </table:table-cell>
          <table:table-cell office:value-type="float" office:value="5041554" table:style-name="ce1">
            <text:p>50415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華酒店</text:span></text:p>
          </table:table-cell>
          <table:table-cell office:value-type="string" table:style-name="ce2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653" table:style-name="ce2">
            <text:p>653</text:p>
          </table:table-cell>
          <table:table-cell office:value-type="string" table:style-name="ce2">
            <text:p><text:span text:style-name="T1">14.14%</text:span></text:p>
          </table:table-cell>
          <table:table-cell office:value-type="float" office:value="4336" table:style-name="ce2">
            <text:p>4336</text:p>
          </table:table-cell>
          <table:table-cell office:value-type="float" office:value="2831408" table:style-name="ce2">
            <text:p>2831408</text:p>
          </table:table-cell>
          <table:table-cell office:value-type="float" office:value="221080" table:style-name="ce2">
            <text:p>221080</text:p>
          </table:table-cell>
          <table:table-cell office:value-type="float" office:value="8582531" table:style-name="ce1">
            <text:p>8582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歐華酒店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103" table:style-name="ce2">
            <text:p>1103</text:p>
          </table:table-cell>
          <table:table-cell office:value-type="string" table:style-name="ce2">
            <text:p><text:span text:style-name="T1">31.77%</text:span></text:p>
          </table:table-cell>
          <table:table-cell office:value-type="float" office:value="3405" table:style-name="ce2">
            <text:p>3405</text:p>
          </table:table-cell>
          <table:table-cell office:value-type="float" office:value="3755558" table:style-name="ce2">
            <text:p>3755558</text:p>
          </table:table-cell>
          <table:table-cell office:value-type="float" office:value="6137198" table:style-name="ce2">
            <text:p>6137198</text:p>
          </table:table-cell>
          <table:table-cell office:value-type="float" office:value="10924046" table:style-name="ce1">
            <text:p>109240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慶泰⼤飯店</text:span></text:p>
          </table:table-cell>
          <table:table-cell office:value-type="string" table:style-name="ce2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2999" table:style-name="ce2">
            <text:p>2999</text:p>
          </table:table-cell>
          <table:table-cell office:value-type="string" table:style-name="ce2">
            <text:p><text:span text:style-name="T1">64.49%</text:span></text:p>
          </table:table-cell>
          <table:table-cell office:value-type="float" office:value="2957" table:style-name="ce2">
            <text:p>2957</text:p>
          </table:table-cell>
          <table:table-cell office:value-type="float" office:value="8869239" table:style-name="ce2">
            <text:p>8869239</text:p>
          </table:table-cell>
          <table:table-cell office:value-type="float" office:value="10310775" table:style-name="ce2">
            <text:p>10310775</text:p>
          </table:table-cell>
          <table:table-cell office:value-type="float" office:value="19650154" table:style-name="ce1">
            <text:p>196501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天成⼤飯店</text:span></text:p>
          </table:table-cell>
          <table:table-cell office:value-type="string" table:style-name="ce2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037" table:style-name="ce2">
            <text:p>6037</text:p>
          </table:table-cell>
          <table:table-cell office:value-type="string" table:style-name="ce2">
            <text:p><text:span text:style-name="T1">86.55%</text:span></text:p>
          </table:table-cell>
          <table:table-cell office:value-type="float" office:value="3271" table:style-name="ce2">
            <text:p>3271</text:p>
          </table:table-cell>
          <table:table-cell office:value-type="float" office:value="19744921" table:style-name="ce2">
            <text:p>19744921</text:p>
          </table:table-cell>
          <table:table-cell office:value-type="float" office:value="47464057" table:style-name="ce2">
            <text:p>47464057</text:p>
          </table:table-cell>
          <table:table-cell office:value-type="float" office:value="72142437" table:style-name="ce1">
            <text:p>721424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台北一館</text:span></text:p>
          </table:table-cell>
          <table:table-cell office:value-type="string" table:style-name="ce2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1392" table:style-name="ce2">
            <text:p>1392</text:p>
          </table:table-cell>
          <table:table-cell office:value-type="string" table:style-name="ce2">
            <text:p><text:span text:style-name="T1">37.42%</text:span></text:p>
          </table:table-cell>
          <table:table-cell office:value-type="float" office:value="3100" table:style-name="ce2">
            <text:p>3100</text:p>
          </table:table-cell>
          <table:table-cell office:value-type="float" office:value="4315120" table:style-name="ce2">
            <text:p>4315120</text:p>
          </table:table-cell>
          <table:table-cell office:value-type="float" office:value="17250493" table:style-name="ce2">
            <text:p>17250493</text:p>
          </table:table-cell>
          <table:table-cell office:value-type="float" office:value="23578466" table:style-name="ce1">
            <text:p>235784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⾸都⼤飯店</text:span></text:p>
          </table:table-cell>
          <table:table-cell office:value-type="string" table:style-name="ce2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1602" table:style-name="ce2">
            <text:p>1602</text:p>
          </table:table-cell>
          <table:table-cell office:value-type="string" table:style-name="ce2">
            <text:p><text:span text:style-name="T1">40.06%</text:span></text:p>
          </table:table-cell>
          <table:table-cell office:value-type="float" office:value="3193" table:style-name="ce2">
            <text:p>3193</text:p>
          </table:table-cell>
          <table:table-cell office:value-type="float" office:value="5115643" table:style-name="ce2">
            <text:p>5115643</text:p>
          </table:table-cell>
          <table:table-cell office:value-type="float" office:value="3343012" table:style-name="ce2">
            <text:p>3343012</text:p>
          </table:table-cell>
          <table:table-cell office:value-type="float" office:value="9102926" table:style-name="ce1">
            <text:p>91029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品⼤酒店</text:span></text:p>
          </table:table-cell>
          <table:table-cell office:value-type="string" table:style-name="ce2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6530" table:style-name="ce2">
            <text:p>6530</text:p>
          </table:table-cell>
          <table:table-cell office:value-type="string" table:style-name="ce2">
            <text:p><text:span text:style-name="T1">73.65%</text:span></text:p>
          </table:table-cell>
          <table:table-cell office:value-type="float" office:value="4997" table:style-name="ce2">
            <text:p>4997</text:p>
          </table:table-cell>
          <table:table-cell office:value-type="float" office:value="32629081" table:style-name="ce2">
            <text:p>32629081</text:p>
          </table:table-cell>
          <table:table-cell office:value-type="float" office:value="59637845" table:style-name="ce2">
            <text:p>59637845</text:p>
          </table:table-cell>
          <table:table-cell office:value-type="float" office:value="97458669" table:style-name="ce1">
            <text:p>974586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花園⼤酒店</text:span></text:p>
          </table:table-cell>
          <table:table-cell office:value-type="string" table:style-name="ce2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425" table:style-name="ce2">
            <text:p>6425</text:p>
          </table:table-cell>
          <table:table-cell office:value-type="string" table:style-name="ce2">
            <text:p><text:span text:style-name="T1">86.00%</text:span></text:p>
          </table:table-cell>
          <table:table-cell office:value-type="float" office:value="2552" table:style-name="ce2">
            <text:p>2552</text:p>
          </table:table-cell>
          <table:table-cell office:value-type="float" office:value="16397743" table:style-name="ce2">
            <text:p>16397743</text:p>
          </table:table-cell>
          <table:table-cell office:value-type="float" office:value="29927856" table:style-name="ce2">
            <text:p>29927856</text:p>
          </table:table-cell>
          <table:table-cell office:value-type="float" office:value="50418930" table:style-name="ce1">
            <text:p>504189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勝⽣加賀屋國際溫泉飯店</text:span></text:p>
          </table:table-cell>
          <table:table-cell office:value-type="string" table:style-name="ce2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923" table:style-name="ce2">
            <text:p>1923</text:p>
          </table:table-cell>
          <table:table-cell office:value-type="string" table:style-name="ce2">
            <text:p><text:span text:style-name="T1">68.92%</text:span></text:p>
          </table:table-cell>
          <table:table-cell office:value-type="float" office:value="9720" table:style-name="ce2">
            <text:p>9720</text:p>
          </table:table-cell>
          <table:table-cell office:value-type="float" office:value="18690871" table:style-name="ce2">
            <text:p>18690871</text:p>
          </table:table-cell>
          <table:table-cell office:value-type="float" office:value="14537090" table:style-name="ce2">
            <text:p>14537090</text:p>
          </table:table-cell>
          <table:table-cell office:value-type="float" office:value="45680427" table:style-name="ce1">
            <text:p>456804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麗禧溫泉酒店</text:span></text:p>
          </table:table-cell>
          <table:table-cell office:value-type="string" table:style-name="ce2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577" table:style-name="ce2">
            <text:p>1577</text:p>
          </table:table-cell>
          <table:table-cell office:value-type="string" table:style-name="ce2">
            <text:p><text:span text:style-name="T1">77.08%</text:span></text:p>
          </table:table-cell>
          <table:table-cell office:value-type="float" office:value="15411" table:style-name="ce2">
            <text:p>15411</text:p>
          </table:table-cell>
          <table:table-cell office:value-type="float" office:value="24302360" table:style-name="ce2">
            <text:p>24302360</text:p>
          </table:table-cell>
          <table:table-cell office:value-type="float" office:value="13529388" table:style-name="ce2">
            <text:p>13529388</text:p>
          </table:table-cell>
          <table:table-cell office:value-type="float" office:value="46896630" table:style-name="ce1">
            <text:p>468966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舍艾麗酒店</text:span></text:p>
          </table:table-cell>
          <table:table-cell office:value-type="string" table:style-name="ce2">
            <text:p>Taipei</text:p>
          </table:table-cell>
          <table:table-cell office:value-type="float" office:value="235" table:style-name="ce2">
            <text:p>235</text:p>
          </table:table-cell>
          <table:table-cell office:value-type="float" office:value="4407" table:style-name="ce2">
            <text:p>4407</text:p>
          </table:table-cell>
          <table:table-cell office:value-type="string" table:style-name="ce2">
            <text:p><text:span text:style-name="T1">60.49%</text:span></text:p>
          </table:table-cell>
          <table:table-cell office:value-type="float" office:value="6363" table:style-name="ce2">
            <text:p>6363</text:p>
          </table:table-cell>
          <table:table-cell office:value-type="float" office:value="28040272" table:style-name="ce2">
            <text:p>28040272</text:p>
          </table:table-cell>
          <table:table-cell office:value-type="float" office:value="24271343" table:style-name="ce2">
            <text:p>24271343</text:p>
          </table:table-cell>
          <table:table-cell office:value-type="float" office:value="57902942" table:style-name="ce1">
            <text:p>579029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老爺酒店</text:span></text:p>
          </table:table-cell>
          <table:table-cell office:value-type="string" table:style-name="ce2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930" table:style-name="ce2">
            <text:p>930</text:p>
          </table:table-cell>
          <table:table-cell office:value-type="string" table:style-name="ce2">
            <text:p><text:span text:style-name="T1">60.00%</text:span></text:p>
          </table:table-cell>
          <table:table-cell office:value-type="float" office:value="7558" table:style-name="ce2">
            <text:p>7558</text:p>
          </table:table-cell>
          <table:table-cell office:value-type="float" office:value="7028697" table:style-name="ce2">
            <text:p>7028697</text:p>
          </table:table-cell>
          <table:table-cell office:value-type="float" office:value="3523438" table:style-name="ce2">
            <text:p>3523438</text:p>
          </table:table-cell>
          <table:table-cell office:value-type="float" office:value="11775838" table:style-name="ce1">
            <text:p>117758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有園飯店</text:span></text:p>
          </table:table-cell>
          <table:table-cell office:value-type="string" table:style-name="ce2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189" table:style-name="ce2">
            <text:p>1189</text:p>
          </table:table-cell>
          <table:table-cell office:value-type="string" table:style-name="ce2">
            <text:p><text:span text:style-name="T1">68.49%</text:span></text:p>
          </table:table-cell>
          <table:table-cell office:value-type="float" office:value="3016" table:style-name="ce2">
            <text:p>3016</text:p>
          </table:table-cell>
          <table:table-cell office:value-type="float" office:value="3585877" table:style-name="ce2">
            <text:p>3585877</text:p>
          </table:table-cell>
          <table:table-cell office:value-type="float" office:value="0" table:style-name="ce2">
            <text:p>0</text:p>
          </table:table-cell>
          <table:table-cell office:value-type="float" office:value="3888447" table:style-name="ce1">
            <text:p>38884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合尊酒店</text:span></text:p>
          </table:table-cell>
          <table:table-cell office:value-type="string" table:style-name="ce2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3131" table:style-name="ce2">
            <text:p>3131</text:p>
          </table:table-cell>
          <table:table-cell office:value-type="string" table:style-name="ce2">
            <text:p><text:span text:style-name="T1">100.00%</text:span></text:p>
          </table:table-cell>
          <table:table-cell office:value-type="float" office:value="2509" table:style-name="ce2">
            <text:p>2509</text:p>
          </table:table-cell>
          <table:table-cell office:value-type="float" office:value="7857015" table:style-name="ce2">
            <text:p>7857015</text:p>
          </table:table-cell>
          <table:table-cell office:value-type="float" office:value="3310591" table:style-name="ce2">
            <text:p>3310591</text:p>
          </table:table-cell>
          <table:table-cell office:value-type="float" office:value="12331558" table:style-name="ce1">
            <text:p>123315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中⼭雅樂軒酒店</text:span></text:p>
          </table:table-cell>
          <table:table-cell office:value-type="string" table:style-name="ce2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1844" table:style-name="ce2">
            <text:p>1844</text:p>
          </table:table-cell>
          <table:table-cell office:value-type="string" table:style-name="ce2">
            <text:p><text:span text:style-name="T1">67.60%</text:span></text:p>
          </table:table-cell>
          <table:table-cell office:value-type="float" office:value="3854" table:style-name="ce2">
            <text:p>3854</text:p>
          </table:table-cell>
          <table:table-cell office:value-type="float" office:value="7106232" table:style-name="ce2">
            <text:p>7106232</text:p>
          </table:table-cell>
          <table:table-cell office:value-type="float" office:value="638114" table:style-name="ce2">
            <text:p>638114</text:p>
          </table:table-cell>
          <table:table-cell office:value-type="float" office:value="8647763" table:style-name="ce1">
            <text:p>86477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園⼤飯店</text:span>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5256" table:style-name="ce2">
            <text:p>5256</text:p>
          </table:table-cell>
          <table:table-cell office:value-type="string" table:style-name="ce2">
            <text:p><text:span text:style-name="T1">63.03%</text:span></text:p>
          </table:table-cell>
          <table:table-cell office:value-type="float" office:value="1820" table:style-name="ce2">
            <text:p>1820</text:p>
          </table:table-cell>
          <table:table-cell office:value-type="float" office:value="9565835" table:style-name="ce2">
            <text:p>9565835</text:p>
          </table:table-cell>
          <table:table-cell office:value-type="float" office:value="7336115" table:style-name="ce2">
            <text:p>7336115</text:p>
          </table:table-cell>
          <table:table-cell office:value-type="float" office:value="17485186" table:style-name="ce1">
            <text:p>174851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國賓⼤飯店</text:span>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0862" table:style-name="ce2">
            <text:p>10862</text:p>
          </table:table-cell>
          <table:table-cell office:value-type="string" table:style-name="ce2">
            <text:p><text:span text:style-name="T1">77.35%</text:span></text:p>
          </table:table-cell>
          <table:table-cell office:value-type="float" office:value="2306" table:style-name="ce2">
            <text:p>2306</text:p>
          </table:table-cell>
          <table:table-cell office:value-type="float" office:value="25045899" table:style-name="ce2">
            <text:p>25045899</text:p>
          </table:table-cell>
          <table:table-cell office:value-type="float" office:value="60083042" table:style-name="ce2">
            <text:p>60083042</text:p>
          </table:table-cell>
          <table:table-cell office:value-type="float" office:value="88412943" table:style-name="ce1">
            <text:p>884129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漢來⼤飯店</text:span>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1586" table:style-name="ce2">
            <text:p>11586</text:p>
          </table:table-cell>
          <table:table-cell office:value-type="string" table:style-name="ce2">
            <text:p><text:span text:style-name="T1">69.86%</text:span></text:p>
          </table:table-cell>
          <table:table-cell office:value-type="float" office:value="3315" table:style-name="ce2">
            <text:p>3315</text:p>
          </table:table-cell>
          <table:table-cell office:value-type="float" office:value="38411781" table:style-name="ce2">
            <text:p>38411781</text:p>
          </table:table-cell>
          <table:table-cell office:value-type="float" office:value="124982102" table:style-name="ce2">
            <text:p>124982102</text:p>
          </table:table-cell>
          <table:table-cell office:value-type="float" office:value="178697623" table:style-name="ce1">
            <text:p>1786976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福華⼤飯店</text:span>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5952" table:style-name="ce2">
            <text:p>5952</text:p>
          </table:table-cell>
          <table:table-cell office:value-type="string" table:style-name="ce2">
            <text:p><text:span text:style-name="T1">70.85%</text:span></text:p>
          </table:table-cell>
          <table:table-cell office:value-type="float" office:value="2760" table:style-name="ce2">
            <text:p>2760</text:p>
          </table:table-cell>
          <table:table-cell office:value-type="float" office:value="16429121" table:style-name="ce2">
            <text:p>16429121</text:p>
          </table:table-cell>
          <table:table-cell office:value-type="float" office:value="34432379" table:style-name="ce2">
            <text:p>34432379</text:p>
          </table:table-cell>
          <table:table-cell office:value-type="float" office:value="54163456" table:style-name="ce1">
            <text:p>541634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軒國際⼤飯店</text:span>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6400" table:style-name="ce2">
            <text:p>6400</text:p>
          </table:table-cell>
          <table:table-cell office:value-type="string" table:style-name="ce2">
            <text:p><text:span text:style-name="T1">54.33%</text:span></text:p>
          </table:table-cell>
          <table:table-cell office:value-type="float" office:value="2439" table:style-name="ce2">
            <text:p>2439</text:p>
          </table:table-cell>
          <table:table-cell office:value-type="float" office:value="15609856" table:style-name="ce2">
            <text:p>15609856</text:p>
          </table:table-cell>
          <table:table-cell office:value-type="float" office:value="28663993" table:style-name="ce2">
            <text:p>28663993</text:p>
          </table:table-cell>
          <table:table-cell office:value-type="float" office:value="45592491" table:style-name="ce1">
            <text:p>455924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麗尊⼤酒店</text:span></text:p>
          </table:table-cell>
          <table:table-cell office:value-type="string" table:style-name="ce2">
            <text:p>Kaohsiung</text:p>
          </table:table-cell>
          <table:table-cell office:value-type="float" office:value="188" table:style-name="ce2">
            <text:p>188</text:p>
          </table:table-cell>
          <table:table-cell office:value-type="float" office:value="3334" table:style-name="ce2">
            <text:p>3334</text:p>
          </table:table-cell>
          <table:table-cell office:value-type="string" table:style-name="ce2">
            <text:p><text:span text:style-name="T1">57.21%</text:span></text:p>
          </table:table-cell>
          <table:table-cell office:value-type="float" office:value="2820" table:style-name="ce2">
            <text:p>2820</text:p>
          </table:table-cell>
          <table:table-cell office:value-type="float" office:value="9400797" table:style-name="ce2">
            <text:p>9400797</text:p>
          </table:table-cell>
          <table:table-cell office:value-type="float" office:value="25779537" table:style-name="ce2">
            <text:p>25779537</text:p>
          </table:table-cell>
          <table:table-cell office:value-type="float" office:value="36527264" table:style-name="ce1">
            <text:p>365272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⼤皇家酒店</text:span>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0332" table:style-name="ce2">
            <text:p>10332</text:p>
          </table:table-cell>
          <table:table-cell office:value-type="string" table:style-name="ce2">
            <text:p><text:span text:style-name="T1">50.81%</text:span></text:p>
          </table:table-cell>
          <table:table-cell office:value-type="float" office:value="3707" table:style-name="ce2">
            <text:p>3707</text:p>
          </table:table-cell>
          <table:table-cell office:value-type="float" office:value="38300724" table:style-name="ce2">
            <text:p>38300724</text:p>
          </table:table-cell>
          <table:table-cell office:value-type="float" office:value="33969387" table:style-name="ce2">
            <text:p>33969387</text:p>
          </table:table-cell>
          <table:table-cell office:value-type="float" office:value="77151976" table:style-name="ce1">
            <text:p>771519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英國際⾏館</text:span>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1458" table:style-name="ce2">
            <text:p>1458</text:p>
          </table:table-cell>
          <table:table-cell office:value-type="string" table:style-name="ce2">
            <text:p><text:span text:style-name="T1">31.99%</text:span></text:p>
          </table:table-cell>
          <table:table-cell office:value-type="float" office:value="7844" table:style-name="ce2">
            <text:p>7844</text:p>
          </table:table-cell>
          <table:table-cell office:value-type="float" office:value="11436898" table:style-name="ce2">
            <text:p>11436898</text:p>
          </table:table-cell>
          <table:table-cell office:value-type="float" office:value="13600111" table:style-name="ce2">
            <text:p>13600111</text:p>
          </table:table-cell>
          <table:table-cell office:value-type="float" office:value="27781881" table:style-name="ce1">
            <text:p>277818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⾼雄</text:span>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4118" table:style-name="ce2">
            <text:p>4118</text:p>
          </table:table-cell>
          <table:table-cell office:value-type="string" table:style-name="ce2">
            <text:p><text:span text:style-name="T1">53.14%</text:span></text:p>
          </table:table-cell>
          <table:table-cell office:value-type="float" office:value="2493" table:style-name="ce2">
            <text:p>2493</text:p>
          </table:table-cell>
          <table:table-cell office:value-type="float" office:value="10266992" table:style-name="ce2">
            <text:p>10266992</text:p>
          </table:table-cell>
          <table:table-cell office:value-type="float" office:value="6318649" table:style-name="ce2">
            <text:p>6318649</text:p>
          </table:table-cell>
          <table:table-cell office:value-type="float" office:value="16611459" table:style-name="ce1">
            <text:p>166114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2997" table:style-name="ce2">
            <text:p>2997</text:p>
          </table:table-cell>
          <table:table-cell office:value-type="string" table:style-name="ce2">
            <text:p><text:span text:style-name="T1">54.31%</text:span></text:p>
          </table:table-cell>
          <table:table-cell office:value-type="float" office:value="2402" table:style-name="ce2">
            <text:p>2402</text:p>
          </table:table-cell>
          <table:table-cell office:value-type="float" office:value="7197640" table:style-name="ce2">
            <text:p>7197640</text:p>
          </table:table-cell>
          <table:table-cell office:value-type="float" office:value="22485565" table:style-name="ce2">
            <text:p>22485565</text:p>
          </table:table-cell>
          <table:table-cell office:value-type="float" office:value="32008639" table:style-name="ce1">
            <text:p>320086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6543" table:style-name="ce2">
            <text:p>6543</text:p>
          </table:table-cell>
          <table:table-cell office:value-type="string" table:style-name="ce2">
            <text:p><text:span text:style-name="T1">59.62%</text:span></text:p>
          </table:table-cell>
          <table:table-cell office:value-type="float" office:value="2730" table:style-name="ce2">
            <text:p>2730</text:p>
          </table:table-cell>
          <table:table-cell office:value-type="float" office:value="17859646" table:style-name="ce2">
            <text:p>17859646</text:p>
          </table:table-cell>
          <table:table-cell office:value-type="float" office:value="45927523" table:style-name="ce2">
            <text:p>45927523</text:p>
          </table:table-cell>
          <table:table-cell office:value-type="float" office:value="69405734" table:style-name="ce1">
            <text:p>694057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2854" table:style-name="ce2">
            <text:p>2854</text:p>
          </table:table-cell>
          <table:table-cell office:value-type="string" table:style-name="ce2">
            <text:p><text:span text:style-name="T1">59.40%</text:span></text:p>
          </table:table-cell>
          <table:table-cell office:value-type="float" office:value="3028" table:style-name="ce2">
            <text:p>3028</text:p>
          </table:table-cell>
          <table:table-cell office:value-type="float" office:value="8641917" table:style-name="ce2">
            <text:p>8641917</text:p>
          </table:table-cell>
          <table:table-cell office:value-type="float" office:value="20844585" table:style-name="ce2">
            <text:p>20844585</text:p>
          </table:table-cell>
          <table:table-cell office:value-type="float" office:value="32645260" table:style-name="ce1">
            <text:p>326452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4498" table:style-name="ce2">
            <text:p>4498</text:p>
          </table:table-cell>
          <table:table-cell office:value-type="string" table:style-name="ce2">
            <text:p><text:span text:style-name="T1">65.36%</text:span></text:p>
          </table:table-cell>
          <table:table-cell office:value-type="float" office:value="3646" table:style-name="ce2">
            <text:p>3646</text:p>
          </table:table-cell>
          <table:table-cell office:value-type="float" office:value="16399514" table:style-name="ce2">
            <text:p>16399514</text:p>
          </table:table-cell>
          <table:table-cell office:value-type="float" office:value="31514519" table:style-name="ce2">
            <text:p>31514519</text:p>
          </table:table-cell>
          <table:table-cell office:value-type="float" office:value="60314699" table:style-name="ce1">
            <text:p>603146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2">
            <text:p>226</text:p>
          </table:table-cell>
          <table:table-cell office:value-type="float" office:value="2103" table:style-name="ce2">
            <text:p>2103</text:p>
          </table:table-cell>
          <table:table-cell office:value-type="string" table:style-name="ce2">
            <text:p><text:span text:style-name="T1">30.02%</text:span></text:p>
          </table:table-cell>
          <table:table-cell office:value-type="float" office:value="1330" table:style-name="ce2">
            <text:p>1330</text:p>
          </table:table-cell>
          <table:table-cell office:value-type="float" office:value="2797488" table:style-name="ce2">
            <text:p>2797488</text:p>
          </table:table-cell>
          <table:table-cell office:value-type="float" office:value="1216250" table:style-name="ce2">
            <text:p>1216250</text:p>
          </table:table-cell>
          <table:table-cell office:value-type="float" office:value="4036677" table:style-name="ce1">
            <text:p>40366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015" table:style-name="ce2">
            <text:p>3015</text:p>
          </table:table-cell>
          <table:table-cell office:value-type="string" table:style-name="ce2">
            <text:p><text:span text:style-name="T1">65.27%</text:span></text:p>
          </table:table-cell>
          <table:table-cell office:value-type="float" office:value="3611" table:style-name="ce2">
            <text:p>3611</text:p>
          </table:table-cell>
          <table:table-cell office:value-type="float" office:value="10888318" table:style-name="ce2">
            <text:p>10888318</text:p>
          </table:table-cell>
          <table:table-cell office:value-type="float" office:value="41075759" table:style-name="ce2">
            <text:p>41075759</text:p>
          </table:table-cell>
          <table:table-cell office:value-type="float" office:value="57149352" table:style-name="ce1">
            <text:p>571493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2929" table:style-name="ce2">
            <text:p>2929</text:p>
          </table:table-cell>
          <table:table-cell office:value-type="string" table:style-name="ce2">
            <text:p><text:span text:style-name="T1">47.24%</text:span></text:p>
          </table:table-cell>
          <table:table-cell office:value-type="float" office:value="2926" table:style-name="ce2">
            <text:p>2926</text:p>
          </table:table-cell>
          <table:table-cell office:value-type="float" office:value="8569486" table:style-name="ce2">
            <text:p>8569486</text:p>
          </table:table-cell>
          <table:table-cell office:value-type="float" office:value="3416903" table:style-name="ce2">
            <text:p>3416903</text:p>
          </table:table-cell>
          <table:table-cell office:value-type="float" office:value="12775774" table:style-name="ce1">
            <text:p>127757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1690" table:style-name="ce2">
            <text:p>1690</text:p>
          </table:table-cell>
          <table:table-cell office:value-type="string" table:style-name="ce2">
            <text:p><text:span text:style-name="T1">32.64%</text:span></text:p>
          </table:table-cell>
          <table:table-cell office:value-type="float" office:value="1620" table:style-name="ce2">
            <text:p>1620</text:p>
          </table:table-cell>
          <table:table-cell office:value-type="float" office:value="2737119" table:style-name="ce2">
            <text:p>2737119</text:p>
          </table:table-cell>
          <table:table-cell office:value-type="float" office:value="1566519" table:style-name="ce2">
            <text:p>1566519</text:p>
          </table:table-cell>
          <table:table-cell office:value-type="float" office:value="4324638" table:style-name="ce1">
            <text:p>43246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3606" table:style-name="ce2">
            <text:p>3606</text:p>
          </table:table-cell>
          <table:table-cell office:value-type="string" table:style-name="ce2">
            <text:p><text:span text:style-name="T1">59.05%</text:span></text:p>
          </table:table-cell>
          <table:table-cell office:value-type="float" office:value="3236" table:style-name="ce2">
            <text:p>3236</text:p>
          </table:table-cell>
          <table:table-cell office:value-type="float" office:value="11667920" table:style-name="ce2">
            <text:p>11667920</text:p>
          </table:table-cell>
          <table:table-cell office:value-type="float" office:value="13865651" table:style-name="ce2">
            <text:p>13865651</text:p>
          </table:table-cell>
          <table:table-cell office:value-type="float" office:value="26593635" table:style-name="ce1">
            <text:p>265936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5833" table:style-name="ce2">
            <text:p>5833</text:p>
          </table:table-cell>
          <table:table-cell office:value-type="string" table:style-name="ce2">
            <text:p><text:span text:style-name="T1">54.86%</text:span></text:p>
          </table:table-cell>
          <table:table-cell office:value-type="float" office:value="2904" table:style-name="ce2">
            <text:p>2904</text:p>
          </table:table-cell>
          <table:table-cell office:value-type="float" office:value="16939834" table:style-name="ce2">
            <text:p>16939834</text:p>
          </table:table-cell>
          <table:table-cell office:value-type="float" office:value="12622552" table:style-name="ce2">
            <text:p>12622552</text:p>
          </table:table-cell>
          <table:table-cell office:value-type="float" office:value="30841916" table:style-name="ce1">
            <text:p>308419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6460" table:style-name="ce2">
            <text:p>6460</text:p>
          </table:table-cell>
          <table:table-cell office:value-type="string" table:style-name="ce2">
            <text:p><text:span text:style-name="T1">54.69%</text:span></text:p>
          </table:table-cell>
          <table:table-cell office:value-type="float" office:value="3656" table:style-name="ce2">
            <text:p>3656</text:p>
          </table:table-cell>
          <table:table-cell office:value-type="float" office:value="23619691" table:style-name="ce2">
            <text:p>23619691</text:p>
          </table:table-cell>
          <table:table-cell office:value-type="float" office:value="16320479" table:style-name="ce2">
            <text:p>16320479</text:p>
          </table:table-cell>
          <table:table-cell office:value-type="float" office:value="46650072" table:style-name="ce1">
            <text:p>466500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瑞穗天合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3172" table:style-name="ce2">
            <text:p>3172</text:p>
          </table:table-cell>
          <table:table-cell office:value-type="string" table:style-name="ce2">
            <text:p><text:span text:style-name="T1">51.68%</text:span></text:p>
          </table:table-cell>
          <table:table-cell office:value-type="float" office:value="9701" table:style-name="ce2">
            <text:p>9701</text:p>
          </table:table-cell>
          <table:table-cell office:value-type="float" office:value="30772147" table:style-name="ce2">
            <text:p>30772147</text:p>
          </table:table-cell>
          <table:table-cell office:value-type="float" office:value="13282691" table:style-name="ce2">
            <text:p>13282691</text:p>
          </table:table-cell>
          <table:table-cell office:value-type="float" office:value="49456575" table:style-name="ce1">
            <text:p>494565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悅國際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3" table:style-name="ce2">
            <text:p>383</text:p>
          </table:table-cell>
          <table:table-cell office:value-type="float" office:value="6055" table:style-name="ce2">
            <text:p>6055</text:p>
          </table:table-cell>
          <table:table-cell office:value-type="string" table:style-name="ce2">
            <text:p><text:span text:style-name="T1">51.00%</text:span></text:p>
          </table:table-cell>
          <table:table-cell office:value-type="float" office:value="1844" table:style-name="ce2">
            <text:p>1844</text:p>
          </table:table-cell>
          <table:table-cell office:value-type="float" office:value="11167532" table:style-name="ce2">
            <text:p>11167532</text:p>
          </table:table-cell>
          <table:table-cell office:value-type="float" office:value="14325453" table:style-name="ce2">
            <text:p>14325453</text:p>
          </table:table-cell>
          <table:table-cell office:value-type="float" office:value="27639563" table:style-name="ce1">
            <text:p>276395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5939" table:style-name="ce2">
            <text:p>5939</text:p>
          </table:table-cell>
          <table:table-cell office:value-type="string" table:style-name="ce2">
            <text:p><text:span text:style-name="T1">76.63%</text:span></text:p>
          </table:table-cell>
          <table:table-cell office:value-type="float" office:value="2292" table:style-name="ce2">
            <text:p>2292</text:p>
          </table:table-cell>
          <table:table-cell office:value-type="float" office:value="13614272" table:style-name="ce2">
            <text:p>13614272</text:p>
          </table:table-cell>
          <table:table-cell office:value-type="float" office:value="23872703" table:style-name="ce2">
            <text:p>23872703</text:p>
          </table:table-cell>
          <table:table-cell office:value-type="float" office:value="37933774" table:style-name="ce1">
            <text:p>379337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桃園喜來登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0" table:style-name="ce2">
            <text:p>190</text:p>
          </table:table-cell>
          <table:table-cell office:value-type="float" office:value="2255" table:style-name="ce2">
            <text:p>2255</text:p>
          </table:table-cell>
          <table:table-cell office:value-type="string" table:style-name="ce2">
            <text:p><text:span text:style-name="T1">38.29%</text:span></text:p>
          </table:table-cell>
          <table:table-cell office:value-type="float" office:value="2845" table:style-name="ce2">
            <text:p>2845</text:p>
          </table:table-cell>
          <table:table-cell office:value-type="float" office:value="6415551" table:style-name="ce2">
            <text:p>6415551</text:p>
          </table:table-cell>
          <table:table-cell office:value-type="float" office:value="16209180" table:style-name="ce2">
            <text:p>16209180</text:p>
          </table:table-cell>
          <table:table-cell office:value-type="float" office:value="24334266" table:style-name="ce1">
            <text:p>243342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南⽅莊園渡假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2129" table:style-name="ce2">
            <text:p>2129</text:p>
          </table:table-cell>
          <table:table-cell office:value-type="string" table:style-name="ce2">
            <text:p><text:span text:style-name="T1">61.87%</text:span></text:p>
          </table:table-cell>
          <table:table-cell office:value-type="float" office:value="5234" table:style-name="ce2">
            <text:p>5234</text:p>
          </table:table-cell>
          <table:table-cell office:value-type="float" office:value="11142790" table:style-name="ce2">
            <text:p>11142790</text:p>
          </table:table-cell>
          <table:table-cell office:value-type="float" office:value="26907026" table:style-name="ce2">
            <text:p>26907026</text:p>
          </table:table-cell>
          <table:table-cell office:value-type="float" office:value="43722134" table:style-name="ce1">
            <text:p>437221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12483" table:style-name="ce2">
            <text:p>12483</text:p>
          </table:table-cell>
          <table:table-cell office:value-type="string" table:style-name="ce2">
            <text:p><text:span text:style-name="T1">78.04%</text:span></text:p>
          </table:table-cell>
          <table:table-cell office:value-type="float" office:value="2741" table:style-name="ce2">
            <text:p>2741</text:p>
          </table:table-cell>
          <table:table-cell office:value-type="float" office:value="34219611" table:style-name="ce2">
            <text:p>34219611</text:p>
          </table:table-cell>
          <table:table-cell office:value-type="float" office:value="27197161" table:style-name="ce2">
            <text:p>27197161</text:p>
          </table:table-cell>
          <table:table-cell office:value-type="float" office:value="67254894" table:style-name="ce1">
            <text:p>672548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8565" table:style-name="ce2">
            <text:p>8565</text:p>
          </table:table-cell>
          <table:table-cell office:value-type="string" table:style-name="ce2">
            <text:p><text:span text:style-name="T1">71.58%</text:span></text:p>
          </table:table-cell>
          <table:table-cell office:value-type="float" office:value="3730" table:style-name="ce2">
            <text:p>3730</text:p>
          </table:table-cell>
          <table:table-cell office:value-type="float" office:value="31946505" table:style-name="ce2">
            <text:p>31946505</text:p>
          </table:table-cell>
          <table:table-cell office:value-type="float" office:value="63405371" table:style-name="ce2">
            <text:p>63405371</text:p>
          </table:table-cell>
          <table:table-cell office:value-type="float" office:value="106386350" table:style-name="ce1">
            <text:p>1063863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3667" table:style-name="ce2">
            <text:p>3667</text:p>
          </table:table-cell>
          <table:table-cell office:value-type="string" table:style-name="ce2">
            <text:p><text:span text:style-name="T1">56.87%</text:span></text:p>
          </table:table-cell>
          <table:table-cell office:value-type="float" office:value="3086" table:style-name="ce2">
            <text:p>3086</text:p>
          </table:table-cell>
          <table:table-cell office:value-type="float" office:value="11315032" table:style-name="ce2">
            <text:p>11315032</text:p>
          </table:table-cell>
          <table:table-cell office:value-type="float" office:value="20870897" table:style-name="ce2">
            <text:p>20870897</text:p>
          </table:table-cell>
          <table:table-cell office:value-type="float" office:value="33554167" table:style-name="ce1">
            <text:p>335541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5133" table:style-name="ce2">
            <text:p>5133</text:p>
          </table:table-cell>
          <table:table-cell office:value-type="string" table:style-name="ce2">
            <text:p><text:span text:style-name="T1">64.43%</text:span></text:p>
          </table:table-cell>
          <table:table-cell office:value-type="float" office:value="3419" table:style-name="ce2">
            <text:p>3419</text:p>
          </table:table-cell>
          <table:table-cell office:value-type="float" office:value="17549123" table:style-name="ce2">
            <text:p>17549123</text:p>
          </table:table-cell>
          <table:table-cell office:value-type="float" office:value="50758831" table:style-name="ce2">
            <text:p>50758831</text:p>
          </table:table-cell>
          <table:table-cell office:value-type="float" office:value="74752352" table:style-name="ce1">
            <text:p>747523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⼈堂花園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28" table:style-name="ce2">
            <text:p>128</text:p>
          </table:table-cell>
          <table:table-cell office:value-type="float" office:value="813" table:style-name="ce2">
            <text:p>813</text:p>
          </table:table-cell>
          <table:table-cell office:value-type="string" table:style-name="ce2">
            <text:p><text:span text:style-name="T1">20.49%</text:span></text:p>
          </table:table-cell>
          <table:table-cell office:value-type="float" office:value="6516" table:style-name="ce2">
            <text:p>6516</text:p>
          </table:table-cell>
          <table:table-cell office:value-type="float" office:value="5297614" table:style-name="ce2">
            <text:p>5297614</text:p>
          </table:table-cell>
          <table:table-cell office:value-type="float" office:value="20189746" table:style-name="ce2">
            <text:p>20189746</text:p>
          </table:table-cell>
          <table:table-cell office:value-type="float" office:value="33820321" table:style-name="ce1">
            <text:p>338203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me</text:span><text:span text:style-name="T1"><text:s/>Hall</text:span><text:span text:style-name="T1"><text:s/>Garde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5054" table:style-name="ce2">
            <text:p>5054</text:p>
          </table:table-cell>
          <table:table-cell office:value-type="string" table:style-name="ce2">
            <text:p><text:span text:style-name="T1">70.58%</text:span></text:p>
          </table:table-cell>
          <table:table-cell office:value-type="float" office:value="2297" table:style-name="ce2">
            <text:p>2297</text:p>
          </table:table-cell>
          <table:table-cell office:value-type="float" office:value="11607962" table:style-name="ce2">
            <text:p>11607962</text:p>
          </table:table-cell>
          <table:table-cell office:value-type="float" office:value="27962768" table:style-name="ce2">
            <text:p>27962768</text:p>
          </table:table-cell>
          <table:table-cell office:value-type="float" office:value="42159676" table:style-name="ce1">
            <text:p>421596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5876" table:style-name="ce2">
            <text:p>5876</text:p>
          </table:table-cell>
          <table:table-cell office:value-type="string" table:style-name="ce2">
            <text:p><text:span text:style-name="T1">74.33%</text:span></text:p>
          </table:table-cell>
          <table:table-cell office:value-type="float" office:value="3058" table:style-name="ce2">
            <text:p>3058</text:p>
          </table:table-cell>
          <table:table-cell office:value-type="float" office:value="17969967" table:style-name="ce2">
            <text:p>17969967</text:p>
          </table:table-cell>
          <table:table-cell office:value-type="float" office:value="20863260" table:style-name="ce2">
            <text:p>20863260</text:p>
          </table:table-cell>
          <table:table-cell office:value-type="float" office:value="41130717" table:style-name="ce1">
            <text:p>411307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3982" table:style-name="ce2">
            <text:p>3982</text:p>
          </table:table-cell>
          <table:table-cell office:value-type="string" table:style-name="ce2">
            <text:p><text:span text:style-name="T1">70.58%</text:span></text:p>
          </table:table-cell>
          <table:table-cell office:value-type="float" office:value="1954" table:style-name="ce2">
            <text:p>1954</text:p>
          </table:table-cell>
          <table:table-cell office:value-type="float" office:value="7778986" table:style-name="ce2">
            <text:p>7778986</text:p>
          </table:table-cell>
          <table:table-cell office:value-type="float" office:value="7452120" table:style-name="ce2">
            <text:p>7452120</text:p>
          </table:table-cell>
          <table:table-cell office:value-type="float" office:value="15971288" table:style-name="ce1">
            <text:p>159712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3129" table:style-name="ce2">
            <text:p>3129</text:p>
          </table:table-cell>
          <table:table-cell office:value-type="string" table:style-name="ce2">
            <text:p><text:span text:style-name="T1">67.74%</text:span></text:p>
          </table:table-cell>
          <table:table-cell office:value-type="float" office:value="2565" table:style-name="ce2">
            <text:p>2565</text:p>
          </table:table-cell>
          <table:table-cell office:value-type="float" office:value="8026931" table:style-name="ce2">
            <text:p>8026931</text:p>
          </table:table-cell>
          <table:table-cell office:value-type="float" office:value="6659736" table:style-name="ce2">
            <text:p>6659736</text:p>
          </table:table-cell>
          <table:table-cell office:value-type="float" office:value="14740338" table:style-name="ce1">
            <text:p>147403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2855" table:style-name="ce2">
            <text:p>2855</text:p>
          </table:table-cell>
          <table:table-cell office:value-type="string" table:style-name="ce2">
            <text:p><text:span text:style-name="T1">23.98%</text:span></text:p>
          </table:table-cell>
          <table:table-cell office:value-type="float" office:value="3730" table:style-name="ce2">
            <text:p>3730</text:p>
          </table:table-cell>
          <table:table-cell office:value-type="float" office:value="10648834" table:style-name="ce2">
            <text:p>10648834</text:p>
          </table:table-cell>
          <table:table-cell office:value-type="float" office:value="5881089" table:style-name="ce2">
            <text:p>5881089</text:p>
          </table:table-cell>
          <table:table-cell office:value-type="float" office:value="18015224" table:style-name="ce1">
            <text:p>180152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2643" table:style-name="ce2">
            <text:p>2643</text:p>
          </table:table-cell>
          <table:table-cell office:value-type="string" table:style-name="ce2">
            <text:p><text:span text:style-name="T1">44.64%</text:span></text:p>
          </table:table-cell>
          <table:table-cell office:value-type="float" office:value="2916" table:style-name="ce2">
            <text:p>2916</text:p>
          </table:table-cell>
          <table:table-cell office:value-type="float" office:value="7708170" table:style-name="ce2">
            <text:p>7708170</text:p>
          </table:table-cell>
          <table:table-cell office:value-type="float" office:value="6378610" table:style-name="ce2">
            <text:p>6378610</text:p>
          </table:table-cell>
          <table:table-cell office:value-type="float" office:value="14337587" table:style-name="ce1">
            <text:p>143375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639" table:style-name="ce2">
            <text:p>639</text:p>
          </table:table-cell>
          <table:table-cell office:value-type="string" table:style-name="ce2">
            <text:p><text:span text:style-name="T1">43.86%</text:span></text:p>
          </table:table-cell>
          <table:table-cell office:value-type="float" office:value="5534" table:style-name="ce2">
            <text:p>5534</text:p>
          </table:table-cell>
          <table:table-cell office:value-type="float" office:value="3535927" table:style-name="ce2">
            <text:p>3535927</text:p>
          </table:table-cell>
          <table:table-cell office:value-type="float" office:value="3644132" table:style-name="ce2">
            <text:p>3644132</text:p>
          </table:table-cell>
          <table:table-cell office:value-type="float" office:value="10347360" table:style-name="ce1">
            <text:p>103473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4712" table:style-name="ce2">
            <text:p>4712</text:p>
          </table:table-cell>
          <table:table-cell office:value-type="string" table:style-name="ce2">
            <text:p><text:span text:style-name="T1">76.77%</text:span></text:p>
          </table:table-cell>
          <table:table-cell office:value-type="float" office:value="3497" table:style-name="ce2">
            <text:p>3497</text:p>
          </table:table-cell>
          <table:table-cell office:value-type="float" office:value="16479840" table:style-name="ce2">
            <text:p>16479840</text:p>
          </table:table-cell>
          <table:table-cell office:value-type="float" office:value="4119028" table:style-name="ce2">
            <text:p>4119028</text:p>
          </table:table-cell>
          <table:table-cell office:value-type="float" office:value="22850011" table:style-name="ce1">
            <text:p>228500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1491" table:style-name="ce2">
            <text:p>1491</text:p>
          </table:table-cell>
          <table:table-cell office:value-type="string" table:style-name="ce2">
            <text:p><text:span text:style-name="T1">44.95%</text:span></text:p>
          </table:table-cell>
          <table:table-cell office:value-type="float" office:value="3447" table:style-name="ce2">
            <text:p>3447</text:p>
          </table:table-cell>
          <table:table-cell office:value-type="float" office:value="5139306" table:style-name="ce2">
            <text:p>5139306</text:p>
          </table:table-cell>
          <table:table-cell office:value-type="float" office:value="19067053" table:style-name="ce2">
            <text:p>19067053</text:p>
          </table:table-cell>
          <table:table-cell office:value-type="float" office:value="25305035" table:style-name="ce1">
            <text:p>253050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7" table:style-name="ce2">
            <text:p>197</text:p>
          </table:table-cell>
          <table:table-cell office:value-type="float" office:value="4827" table:style-name="ce2">
            <text:p>4827</text:p>
          </table:table-cell>
          <table:table-cell office:value-type="string" table:style-name="ce2">
            <text:p><text:span text:style-name="T1">79.04%</text:span></text:p>
          </table:table-cell>
          <table:table-cell office:value-type="float" office:value="9048" table:style-name="ce2">
            <text:p>9048</text:p>
          </table:table-cell>
          <table:table-cell office:value-type="float" office:value="43674245" table:style-name="ce2">
            <text:p>43674245</text:p>
          </table:table-cell>
          <table:table-cell office:value-type="float" office:value="25126828" table:style-name="ce2">
            <text:p>25126828</text:p>
          </table:table-cell>
          <table:table-cell office:value-type="float" office:value="80726605" table:style-name="ce1">
            <text:p>807266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087" table:style-name="ce2">
            <text:p>2087</text:p>
          </table:table-cell>
          <table:table-cell office:value-type="string" table:style-name="ce2">
            <text:p><text:span text:style-name="T1">70.13%</text:span></text:p>
          </table:table-cell>
          <table:table-cell office:value-type="float" office:value="14203" table:style-name="ce2">
            <text:p>14203</text:p>
          </table:table-cell>
          <table:table-cell office:value-type="float" office:value="29640658" table:style-name="ce2">
            <text:p>29640658</text:p>
          </table:table-cell>
          <table:table-cell office:value-type="float" office:value="6531247" table:style-name="ce2">
            <text:p>6531247</text:p>
          </table:table-cell>
          <table:table-cell office:value-type="float" office:value="40062453" table:style-name="ce1">
            <text:p>400624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5312" table:style-name="ce2">
            <text:p>5312</text:p>
          </table:table-cell>
          <table:table-cell office:value-type="string" table:style-name="ce2">
            <text:p><text:span text:style-name="T1">81.21%</text:span></text:p>
          </table:table-cell>
          <table:table-cell office:value-type="float" office:value="10106" table:style-name="ce2">
            <text:p>10106</text:p>
          </table:table-cell>
          <table:table-cell office:value-type="float" office:value="53681626" table:style-name="ce2">
            <text:p>53681626</text:p>
          </table:table-cell>
          <table:table-cell office:value-type="float" office:value="27048294" table:style-name="ce2">
            <text:p>27048294</text:p>
          </table:table-cell>
          <table:table-cell office:value-type="float" office:value="86155509" table:style-name="ce1">
            <text:p>861555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957" table:style-name="ce2">
            <text:p>957</text:p>
          </table:table-cell>
          <table:table-cell office:value-type="string" table:style-name="ce2">
            <text:p><text:span text:style-name="T1">33.56%</text:span></text:p>
          </table:table-cell>
          <table:table-cell office:value-type="float" office:value="10427" table:style-name="ce2">
            <text:p>10427</text:p>
          </table:table-cell>
          <table:table-cell office:value-type="float" office:value="9978793" table:style-name="ce2">
            <text:p>9978793</text:p>
          </table:table-cell>
          <table:table-cell office:value-type="float" office:value="3854301" table:style-name="ce2">
            <text:p>3854301</text:p>
          </table:table-cell>
          <table:table-cell office:value-type="float" office:value="13903713" table:style-name="ce1">
            <text:p>139037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538" table:style-name="ce2">
            <text:p>7538</text:p>
          </table:table-cell>
          <table:table-cell office:value-type="string" table:style-name="ce2">
            <text:p><text:span text:style-name="T1">86.53%</text:span></text:p>
          </table:table-cell>
          <table:table-cell office:value-type="float" office:value="5180" table:style-name="ce2">
            <text:p>5180</text:p>
          </table:table-cell>
          <table:table-cell office:value-type="float" office:value="39045751" table:style-name="ce2">
            <text:p>39045751</text:p>
          </table:table-cell>
          <table:table-cell office:value-type="float" office:value="8550758" table:style-name="ce2">
            <text:p>8550758</text:p>
          </table:table-cell>
          <table:table-cell office:value-type="float" office:value="49451114" table:style-name="ce1">
            <text:p>494511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6689" table:style-name="ce2">
            <text:p>6689</text:p>
          </table:table-cell>
          <table:table-cell office:value-type="string" table:style-name="ce2">
            <text:p><text:span text:style-name="T1">47.11%</text:span></text:p>
          </table:table-cell>
          <table:table-cell office:value-type="float" office:value="3829" table:style-name="ce2">
            <text:p>3829</text:p>
          </table:table-cell>
          <table:table-cell office:value-type="float" office:value="25614418" table:style-name="ce2">
            <text:p>25614418</text:p>
          </table:table-cell>
          <table:table-cell office:value-type="float" office:value="9280507" table:style-name="ce2">
            <text:p>9280507</text:p>
          </table:table-cell>
          <table:table-cell office:value-type="float" office:value="36219298" table:style-name="ce1">
            <text:p>362192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730" table:style-name="ce2">
            <text:p>4730</text:p>
          </table:table-cell>
          <table:table-cell office:value-type="string" table:style-name="ce2">
            <text:p><text:span text:style-name="T1">83.84%</text:span></text:p>
          </table:table-cell>
          <table:table-cell office:value-type="float" office:value="5109" table:style-name="ce2">
            <text:p>5109</text:p>
          </table:table-cell>
          <table:table-cell office:value-type="float" office:value="24165665" table:style-name="ce2">
            <text:p>24165665</text:p>
          </table:table-cell>
          <table:table-cell office:value-type="float" office:value="13060271" table:style-name="ce2">
            <text:p>13060271</text:p>
          </table:table-cell>
          <table:table-cell office:value-type="float" office:value="42813008" table:style-name="ce1">
            <text:p>428130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3551" table:style-name="ce2">
            <text:p>3551</text:p>
          </table:table-cell>
          <table:table-cell office:value-type="string" table:style-name="ce2">
            <text:p><text:span text:style-name="T1">71.59%</text:span></text:p>
          </table:table-cell>
          <table:table-cell office:value-type="float" office:value="8550" table:style-name="ce2">
            <text:p>8550</text:p>
          </table:table-cell>
          <table:table-cell office:value-type="float" office:value="30359304" table:style-name="ce2">
            <text:p>30359304</text:p>
          </table:table-cell>
          <table:table-cell office:value-type="float" office:value="10097371" table:style-name="ce2">
            <text:p>10097371</text:p>
          </table:table-cell>
          <table:table-cell office:value-type="float" office:value="44996250" table:style-name="ce1">
            <text:p>449962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1444" table:style-name="ce2">
            <text:p>1444</text:p>
          </table:table-cell>
          <table:table-cell office:value-type="string" table:style-name="ce2">
            <text:p><text:span text:style-name="T1">26.77%</text:span></text:p>
          </table:table-cell>
          <table:table-cell office:value-type="float" office:value="4115" table:style-name="ce2">
            <text:p>4115</text:p>
          </table:table-cell>
          <table:table-cell office:value-type="float" office:value="5942161" table:style-name="ce2">
            <text:p>5942161</text:p>
          </table:table-cell>
          <table:table-cell office:value-type="float" office:value="5211085" table:style-name="ce2">
            <text:p>5211085</text:p>
          </table:table-cell>
          <table:table-cell office:value-type="float" office:value="11259474" table:style-name="ce1">
            <text:p>112594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1212" table:style-name="ce2">
            <text:p>1212</text:p>
          </table:table-cell>
          <table:table-cell office:value-type="string" table:style-name="ce2">
            <text:p><text:span text:style-name="T1">20.69%</text:span></text:p>
          </table:table-cell>
          <table:table-cell office:value-type="float" office:value="2635" table:style-name="ce2">
            <text:p>2635</text:p>
          </table:table-cell>
          <table:table-cell office:value-type="float" office:value="3193038" table:style-name="ce2">
            <text:p>3193038</text:p>
          </table:table-cell>
          <table:table-cell office:value-type="float" office:value="667210" table:style-name="ce2">
            <text:p>667210</text:p>
          </table:table-cell>
          <table:table-cell office:value-type="float" office:value="4315850" table:style-name="ce1">
            <text:p>43158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387" table:style-name="ce2">
            <text:p>387</text:p>
          </table:table-cell>
          <table:table-cell office:value-type="string" table:style-name="ce2">
            <text:p><text:span text:style-name="T1">35.67%</text:span></text:p>
          </table:table-cell>
          <table:table-cell office:value-type="float" office:value="7709" table:style-name="ce2">
            <text:p>7709</text:p>
          </table:table-cell>
          <table:table-cell office:value-type="float" office:value="2983363" table:style-name="ce2">
            <text:p>2983363</text:p>
          </table:table-cell>
          <table:table-cell office:value-type="float" office:value="0" table:style-name="ce2">
            <text:p>0</text:p>
          </table:table-cell>
          <table:table-cell office:value-type="float" office:value="2983363" table:style-name="ce1">
            <text:p>29833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619" table:style-name="ce2">
            <text:p>619</text:p>
          </table:table-cell>
          <table:table-cell office:value-type="string" table:style-name="ce2">
            <text:p><text:span text:style-name="T1">20.59%</text:span></text:p>
          </table:table-cell>
          <table:table-cell office:value-type="float" office:value="1925" table:style-name="ce2">
            <text:p>1925</text:p>
          </table:table-cell>
          <table:table-cell office:value-type="float" office:value="1191617" table:style-name="ce2">
            <text:p>1191617</text:p>
          </table:table-cell>
          <table:table-cell office:value-type="float" office:value="2250588" table:style-name="ce2">
            <text:p>2250588</text:p>
          </table:table-cell>
          <table:table-cell office:value-type="float" office:value="3547114" table:style-name="ce1">
            <text:p>35471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2">
            <text:p>Scenery</text:p>
          </table:table-cell>
          <table:table-cell office:value-type="float" office:value="104" table:style-name="ce2">
            <text:p>104</text:p>
          </table:table-cell>
          <table:table-cell office:value-type="float" office:value="2055" table:style-name="ce2">
            <text:p>2055</text:p>
          </table:table-cell>
          <table:table-cell office:value-type="string" table:style-name="ce2">
            <text:p><text:span text:style-name="T1">63.74%</text:span></text:p>
          </table:table-cell>
          <table:table-cell office:value-type="float" office:value="6347" table:style-name="ce2">
            <text:p>6347</text:p>
          </table:table-cell>
          <table:table-cell office:value-type="float" office:value="13042790" table:style-name="ce2">
            <text:p>13042790</text:p>
          </table:table-cell>
          <table:table-cell office:value-type="float" office:value="7414941" table:style-name="ce2">
            <text:p>7414941</text:p>
          </table:table-cell>
          <table:table-cell office:value-type="float" office:value="20915435" table:style-name="ce1">
            <text:p>209154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236" table:style-name="ce2">
            <text:p>236</text:p>
          </table:table-cell>
          <table:table-cell office:value-type="float" office:value="1267" table:style-name="ce2">
            <text:p>1267</text:p>
          </table:table-cell>
          <table:table-cell office:value-type="string" table:style-name="ce2">
            <text:p><text:span text:style-name="T1">17.32%</text:span></text:p>
          </table:table-cell>
          <table:table-cell office:value-type="float" office:value="3220" table:style-name="ce2">
            <text:p>3220</text:p>
          </table:table-cell>
          <table:table-cell office:value-type="float" office:value="4079895" table:style-name="ce2">
            <text:p>4079895</text:p>
          </table:table-cell>
          <table:table-cell office:value-type="float" office:value="272299" table:style-name="ce2">
            <text:p>272299</text:p>
          </table:table-cell>
          <table:table-cell office:value-type="float" office:value="4843034" table:style-name="ce1">
            <text:p>48430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2630" table:style-name="ce2">
            <text:p>2630</text:p>
          </table:table-cell>
          <table:table-cell office:value-type="string" table:style-name="ce2">
            <text:p><text:span text:style-name="T1">42.85%</text:span></text:p>
          </table:table-cell>
          <table:table-cell office:value-type="float" office:value="5204" table:style-name="ce2">
            <text:p>5204</text:p>
          </table:table-cell>
          <table:table-cell office:value-type="float" office:value="13686207" table:style-name="ce2">
            <text:p>13686207</text:p>
          </table:table-cell>
          <table:table-cell office:value-type="float" office:value="21111918" table:style-name="ce2">
            <text:p>21111918</text:p>
          </table:table-cell>
          <table:table-cell office:value-type="float" office:value="37744643" table:style-name="ce1">
            <text:p>377446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板根渡假酒店</text:span>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606" table:style-name="ce2">
            <text:p>2606</text:p>
          </table:table-cell>
          <table:table-cell office:value-type="string" table:style-name="ce2">
            <text:p><text:span text:style-name="T1">88.49%</text:span></text:p>
          </table:table-cell>
          <table:table-cell office:value-type="float" office:value="5276" table:style-name="ce2">
            <text:p>5276</text:p>
          </table:table-cell>
          <table:table-cell office:value-type="float" office:value="13749987" table:style-name="ce2">
            <text:p>13749987</text:p>
          </table:table-cell>
          <table:table-cell office:value-type="float" office:value="18531179" table:style-name="ce2">
            <text:p>18531179</text:p>
          </table:table-cell>
          <table:table-cell office:value-type="float" office:value="50448160" table:style-name="ce1">
            <text:p>504481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9186" table:style-name="ce2">
            <text:p>9186</text:p>
          </table:table-cell>
          <table:table-cell office:value-type="string" table:style-name="ce2">
            <text:p><text:span text:style-name="T1">74.08%</text:span></text:p>
          </table:table-cell>
          <table:table-cell office:value-type="float" office:value="4035" table:style-name="ce2">
            <text:p>4035</text:p>
          </table:table-cell>
          <table:table-cell office:value-type="float" office:value="37068701" table:style-name="ce2">
            <text:p>37068701</text:p>
          </table:table-cell>
          <table:table-cell office:value-type="float" office:value="14513625" table:style-name="ce2">
            <text:p>14513625</text:p>
          </table:table-cell>
          <table:table-cell office:value-type="float" office:value="51640612" table:style-name="ce1">
            <text:p>516406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3203" table:style-name="ce2">
            <text:p>3203</text:p>
          </table:table-cell>
          <table:table-cell office:value-type="string" table:style-name="ce2">
            <text:p><text:span text:style-name="T1">67.98%</text:span></text:p>
          </table:table-cell>
          <table:table-cell office:value-type="float" office:value="2382" table:style-name="ce2">
            <text:p>2382</text:p>
          </table:table-cell>
          <table:table-cell office:value-type="float" office:value="7628593" table:style-name="ce2">
            <text:p>7628593</text:p>
          </table:table-cell>
          <table:table-cell office:value-type="float" office:value="19458595" table:style-name="ce2">
            <text:p>19458595</text:p>
          </table:table-cell>
          <table:table-cell office:value-type="float" office:value="28895932" table:style-name="ce1">
            <text:p>288959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6316" table:style-name="ce2">
            <text:p>6316</text:p>
          </table:table-cell>
          <table:table-cell office:value-type="string" table:style-name="ce2">
            <text:p><text:span text:style-name="T1">64.68%</text:span></text:p>
          </table:table-cell>
          <table:table-cell office:value-type="float" office:value="4029" table:style-name="ce2">
            <text:p>4029</text:p>
          </table:table-cell>
          <table:table-cell office:value-type="float" office:value="25449558" table:style-name="ce2">
            <text:p>25449558</text:p>
          </table:table-cell>
          <table:table-cell office:value-type="float" office:value="43328486" table:style-name="ce2">
            <text:p>43328486</text:p>
          </table:table-cell>
          <table:table-cell office:value-type="float" office:value="74478979" table:style-name="ce1">
            <text:p>744789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4106" table:style-name="ce2">
            <text:p>4106</text:p>
          </table:table-cell>
          <table:table-cell office:value-type="string" table:style-name="ce2">
            <text:p><text:span text:style-name="T1">67.23%</text:span></text:p>
          </table:table-cell>
          <table:table-cell office:value-type="float" office:value="3390" table:style-name="ce2">
            <text:p>3390</text:p>
          </table:table-cell>
          <table:table-cell office:value-type="float" office:value="13918639" table:style-name="ce2">
            <text:p>13918639</text:p>
          </table:table-cell>
          <table:table-cell office:value-type="float" office:value="31753676" table:style-name="ce2">
            <text:p>31753676</text:p>
          </table:table-cell>
          <table:table-cell office:value-type="float" office:value="47774745" table:style-name="ce1">
            <text:p>477747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7971" table:style-name="ce2">
            <text:p>7971</text:p>
          </table:table-cell>
          <table:table-cell office:value-type="string" table:style-name="ce2">
            <text:p><text:span text:style-name="T1">77.68%</text:span></text:p>
          </table:table-cell>
          <table:table-cell office:value-type="float" office:value="4371" table:style-name="ce2">
            <text:p>4371</text:p>
          </table:table-cell>
          <table:table-cell office:value-type="float" office:value="34842316" table:style-name="ce2">
            <text:p>34842316</text:p>
          </table:table-cell>
          <table:table-cell office:value-type="float" office:value="37837732" table:style-name="ce2">
            <text:p>37837732</text:p>
          </table:table-cell>
          <table:table-cell office:value-type="float" office:value="81391615" table:style-name="ce1">
            <text:p>813916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4068" table:style-name="ce2">
            <text:p>4068</text:p>
          </table:table-cell>
          <table:table-cell office:value-type="string" table:style-name="ce2">
            <text:p><text:span text:style-name="T1">56.81%</text:span></text:p>
          </table:table-cell>
          <table:table-cell office:value-type="float" office:value="3825" table:style-name="ce2">
            <text:p>3825</text:p>
          </table:table-cell>
          <table:table-cell office:value-type="float" office:value="15560778" table:style-name="ce2">
            <text:p>15560778</text:p>
          </table:table-cell>
          <table:table-cell office:value-type="float" office:value="26061160" table:style-name="ce2">
            <text:p>26061160</text:p>
          </table:table-cell>
          <table:table-cell office:value-type="float" office:value="45408299" table:style-name="ce1">
            <text:p>454082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3770" table:style-name="ce2">
            <text:p>3770</text:p>
          </table:table-cell>
          <table:table-cell office:value-type="string" table:style-name="ce2">
            <text:p><text:span text:style-name="T1">63.01%</text:span></text:p>
          </table:table-cell>
          <table:table-cell office:value-type="float" office:value="10184" table:style-name="ce2">
            <text:p>10184</text:p>
          </table:table-cell>
          <table:table-cell office:value-type="float" office:value="38393452" table:style-name="ce2">
            <text:p>38393452</text:p>
          </table:table-cell>
          <table:table-cell office:value-type="float" office:value="47082027" table:style-name="ce2">
            <text:p>47082027</text:p>
          </table:table-cell>
          <table:table-cell office:value-type="float" office:value="95585612" table:style-name="ce1">
            <text:p>955856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5653" table:style-name="ce2">
            <text:p>5653</text:p>
          </table:table-cell>
          <table:table-cell office:value-type="string" table:style-name="ce2">
            <text:p><text:span text:style-name="T1">78.94%</text:span></text:p>
          </table:table-cell>
          <table:table-cell office:value-type="float" office:value="6807" table:style-name="ce2">
            <text:p>6807</text:p>
          </table:table-cell>
          <table:table-cell office:value-type="float" office:value="38482405" table:style-name="ce2">
            <text:p>38482405</text:p>
          </table:table-cell>
          <table:table-cell office:value-type="float" office:value="25296411" table:style-name="ce2">
            <text:p>25296411</text:p>
          </table:table-cell>
          <table:table-cell office:value-type="float" office:value="72131834" table:style-name="ce1">
            <text:p>721318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1267" table:style-name="ce2">
            <text:p>1267</text:p>
          </table:table-cell>
          <table:table-cell office:value-type="string" table:style-name="ce2">
            <text:p><text:span text:style-name="T1">39.30%</text:span></text:p>
          </table:table-cell>
          <table:table-cell office:value-type="float" office:value="6698" table:style-name="ce2">
            <text:p>6698</text:p>
          </table:table-cell>
          <table:table-cell office:value-type="float" office:value="8485839" table:style-name="ce2">
            <text:p>8485839</text:p>
          </table:table-cell>
          <table:table-cell office:value-type="float" office:value="5468576" table:style-name="ce2">
            <text:p>5468576</text:p>
          </table:table-cell>
          <table:table-cell office:value-type="float" office:value="15618561" table:style-name="ce1">
            <text:p>156185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1717" table:style-name="ce2">
            <text:p>1717</text:p>
          </table:table-cell>
          <table:table-cell office:value-type="string" table:style-name="ce2">
            <text:p><text:span text:style-name="T1">33.17%</text:span></text:p>
          </table:table-cell>
          <table:table-cell office:value-type="float" office:value="5121" table:style-name="ce2">
            <text:p>5121</text:p>
          </table:table-cell>
          <table:table-cell office:value-type="float" office:value="8791989" table:style-name="ce2">
            <text:p>8791989</text:p>
          </table:table-cell>
          <table:table-cell office:value-type="float" office:value="1334699" table:style-name="ce2">
            <text:p>1334699</text:p>
          </table:table-cell>
          <table:table-cell office:value-type="float" office:value="10340438" table:style-name="ce1">
            <text:p>103404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5176" table:style-name="ce2">
            <text:p>5176</text:p>
          </table:table-cell>
          <table:table-cell office:value-type="string" table:style-name="ce2">
            <text:p><text:span text:style-name="T1">60.50%</text:span></text:p>
          </table:table-cell>
          <table:table-cell office:value-type="float" office:value="5468" table:style-name="ce2">
            <text:p>5468</text:p>
          </table:table-cell>
          <table:table-cell office:value-type="float" office:value="28304446" table:style-name="ce2">
            <text:p>28304446</text:p>
          </table:table-cell>
          <table:table-cell office:value-type="float" office:value="12880966" table:style-name="ce2">
            <text:p>12880966</text:p>
          </table:table-cell>
          <table:table-cell office:value-type="float" office:value="46685777" table:style-name="ce1">
            <text:p>466857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樂樂⽇暉溫泉酒店</text:span></text:p>
          </table:table-cell>
          <table:table-cell office:value-type="string" table:style-name="ce2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495" table:style-name="ce2">
            <text:p>495</text:p>
          </table:table-cell>
          <table:table-cell office:value-type="string" table:style-name="ce2">
            <text:p><text:span text:style-name="T1">33.27%</text:span></text:p>
          </table:table-cell>
          <table:table-cell office:value-type="float" office:value="2459" table:style-name="ce2">
            <text:p>2459</text:p>
          </table:table-cell>
          <table:table-cell office:value-type="float" office:value="1217288" table:style-name="ce2">
            <text:p>1217288</text:p>
          </table:table-cell>
          <table:table-cell office:value-type="float" office:value="0" table:style-name="ce2">
            <text:p>0</text:p>
          </table:table-cell>
          <table:table-cell office:value-type="float" office:value="1222428" table:style-name="ce1">
            <text:p>12224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1066" table:style-name="ce2">
            <text:p>1066</text:p>
          </table:table-cell>
          <table:table-cell office:value-type="string" table:style-name="ce2">
            <text:p><text:span text:style-name="T1">10.39%</text:span></text:p>
          </table:table-cell>
          <table:table-cell office:value-type="float" office:value="2131" table:style-name="ce2">
            <text:p>2131</text:p>
          </table:table-cell>
          <table:table-cell office:value-type="float" office:value="2271435" table:style-name="ce2">
            <text:p>2271435</text:p>
          </table:table-cell>
          <table:table-cell office:value-type="float" office:value="8036198" table:style-name="ce2">
            <text:p>8036198</text:p>
          </table:table-cell>
          <table:table-cell office:value-type="float" office:value="11812228" table:style-name="ce1">
            <text:p>118122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4095" table:style-name="ce2">
            <text:p>4095</text:p>
          </table:table-cell>
          <table:table-cell office:value-type="string" table:style-name="ce2">
            <text:p><text:span text:style-name="T1">53.92%</text:span></text:p>
          </table:table-cell>
          <table:table-cell office:value-type="float" office:value="3031" table:style-name="ce2">
            <text:p>3031</text:p>
          </table:table-cell>
          <table:table-cell office:value-type="float" office:value="12411156" table:style-name="ce2">
            <text:p>12411156</text:p>
          </table:table-cell>
          <table:table-cell office:value-type="float" office:value="20334557" table:style-name="ce2">
            <text:p>20334557</text:p>
          </table:table-cell>
          <table:table-cell office:value-type="float" office:value="34403361" table:style-name="ce1">
            <text:p>344033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433" table:style-name="ce2">
            <text:p>1433</text:p>
          </table:table-cell>
          <table:table-cell office:value-type="string" table:style-name="ce2">
            <text:p><text:span text:style-name="T1">36.69%</text:span></text:p>
          </table:table-cell>
          <table:table-cell office:value-type="float" office:value="2490" table:style-name="ce2">
            <text:p>2490</text:p>
          </table:table-cell>
          <table:table-cell office:value-type="float" office:value="3568161" table:style-name="ce2">
            <text:p>3568161</text:p>
          </table:table-cell>
          <table:table-cell office:value-type="float" office:value="8469266" table:style-name="ce2">
            <text:p>8469266</text:p>
          </table:table-cell>
          <table:table-cell office:value-type="float" office:value="13899970" table:style-name="ce1">
            <text:p>138999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658" table:style-name="ce2">
            <text:p>658</text:p>
          </table:table-cell>
          <table:table-cell office:value-type="string" table:style-name="ce2">
            <text:p><text:span text:style-name="T1">39.31%</text:span></text:p>
          </table:table-cell>
          <table:table-cell office:value-type="float" office:value="2158" table:style-name="ce2">
            <text:p>2158</text:p>
          </table:table-cell>
          <table:table-cell office:value-type="float" office:value="1419977" table:style-name="ce2">
            <text:p>1419977</text:p>
          </table:table-cell>
          <table:table-cell office:value-type="float" office:value="172903" table:style-name="ce2">
            <text:p>172903</text:p>
          </table:table-cell>
          <table:table-cell office:value-type="float" office:value="1592880" table:style-name="ce1">
            <text:p>15928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419" table:style-name="ce2">
            <text:p>419</text:p>
          </table:table-cell>
          <table:table-cell office:value-type="string" table:style-name="ce2">
            <text:p><text:span text:style-name="T1">39.75%</text:span></text:p>
          </table:table-cell>
          <table:table-cell office:value-type="float" office:value="2158" table:style-name="ce2">
            <text:p>2158</text:p>
          </table:table-cell>
          <table:table-cell office:value-type="float" office:value="904045" table:style-name="ce2">
            <text:p>904045</text:p>
          </table:table-cell>
          <table:table-cell office:value-type="float" office:value="229197" table:style-name="ce2">
            <text:p>229197</text:p>
          </table:table-cell>
          <table:table-cell office:value-type="float" office:value="1133242" table:style-name="ce1">
            <text:p>11332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百企業觀光旅館</text:span>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<text:span text:style-name="T1">4.52%</text:span></text:p>
          </table:table-cell>
          <table:table-cell office:value-type="float" office:value="1000" table:style-name="ce2">
            <text:p>1000</text:p>
          </table:table-cell>
          <table:table-cell office:value-type="float" office:value="56000" table:style-name="ce2">
            <text:p>56000</text:p>
          </table:table-cell>
          <table:table-cell office:value-type="float" office:value="0" table:style-name="ce2">
            <text:p>0</text:p>
          </table:table-cell>
          <table:table-cell office:value-type="float" office:value="56000" table:style-name="ce1">
            <text:p>56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366" table:style-name="ce2">
            <text:p>366</text:p>
          </table:table-cell>
          <table:table-cell office:value-type="string" table:style-name="ce2">
            <text:p><text:span text:style-name="T1">21.47%</text:span></text:p>
          </table:table-cell>
          <table:table-cell office:value-type="float" office:value="1978" table:style-name="ce2">
            <text:p>1978</text:p>
          </table:table-cell>
          <table:table-cell office:value-type="float" office:value="723980" table:style-name="ce2">
            <text:p>723980</text:p>
          </table:table-cell>
          <table:table-cell office:value-type="float" office:value="0" table:style-name="ce2">
            <text:p>0</text:p>
          </table:table-cell>
          <table:table-cell office:value-type="float" office:value="766480" table:style-name="ce1">
            <text:p>7664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46" table:style-name="ce2">
            <text:p>146</text:p>
          </table:table-cell>
          <table:table-cell office:value-type="float" office:value="2163" table:style-name="ce2">
            <text:p>2163</text:p>
          </table:table-cell>
          <table:table-cell office:value-type="string" table:style-name="ce2">
            <text:p><text:span text:style-name="T1">47.79%</text:span></text:p>
          </table:table-cell>
          <table:table-cell office:value-type="float" office:value="2465" table:style-name="ce2">
            <text:p>2465</text:p>
          </table:table-cell>
          <table:table-cell office:value-type="float" office:value="5330977" table:style-name="ce2">
            <text:p>5330977</text:p>
          </table:table-cell>
          <table:table-cell office:value-type="float" office:value="1162057" table:style-name="ce2">
            <text:p>1162057</text:p>
          </table:table-cell>
          <table:table-cell office:value-type="float" office:value="6834772" table:style-name="ce1">
            <text:p>68347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1942" table:style-name="ce2">
            <text:p>1942</text:p>
          </table:table-cell>
          <table:table-cell office:value-type="string" table:style-name="ce2">
            <text:p><text:span text:style-name="T1">60.82%</text:span></text:p>
          </table:table-cell>
          <table:table-cell office:value-type="float" office:value="4166" table:style-name="ce2">
            <text:p>4166</text:p>
          </table:table-cell>
          <table:table-cell office:value-type="float" office:value="8090251" table:style-name="ce2">
            <text:p>8090251</text:p>
          </table:table-cell>
          <table:table-cell office:value-type="float" office:value="8377490" table:style-name="ce2">
            <text:p>8377490</text:p>
          </table:table-cell>
          <table:table-cell office:value-type="float" office:value="16467741" table:style-name="ce1">
            <text:p>164677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78" table:style-name="ce2">
            <text:p>278</text:p>
          </table:table-cell>
          <table:table-cell office:value-type="float" office:value="4260" table:style-name="ce2">
            <text:p>4260</text:p>
          </table:table-cell>
          <table:table-cell office:value-type="string" table:style-name="ce2">
            <text:p><text:span text:style-name="T1">49.43%</text:span></text:p>
          </table:table-cell>
          <table:table-cell office:value-type="float" office:value="3517" table:style-name="ce2">
            <text:p>3517</text:p>
          </table:table-cell>
          <table:table-cell office:value-type="float" office:value="14984498" table:style-name="ce2">
            <text:p>14984498</text:p>
          </table:table-cell>
          <table:table-cell office:value-type="float" office:value="15195086" table:style-name="ce2">
            <text:p>15195086</text:p>
          </table:table-cell>
          <table:table-cell office:value-type="float" office:value="32639251" table:style-name="ce1">
            <text:p>326392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<text:span text:style-name="T1">2.36%</text:span></text:p>
          </table:table-cell>
          <table:table-cell office:value-type="float" office:value="1242" table:style-name="ce2">
            <text:p>1242</text:p>
          </table:table-cell>
          <table:table-cell office:value-type="float" office:value="70800" table:style-name="ce2">
            <text:p>70800</text:p>
          </table:table-cell>
          <table:table-cell office:value-type="float" office:value="0" table:style-name="ce2">
            <text:p>0</text:p>
          </table:table-cell>
          <table:table-cell office:value-type="float" office:value="72800" table:style-name="ce1">
            <text:p>72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2940" table:style-name="ce2">
            <text:p>2940</text:p>
          </table:table-cell>
          <table:table-cell office:value-type="string" table:style-name="ce2">
            <text:p><text:span text:style-name="T1">67.74%</text:span></text:p>
          </table:table-cell>
          <table:table-cell office:value-type="float" office:value="3378" table:style-name="ce2">
            <text:p>3378</text:p>
          </table:table-cell>
          <table:table-cell office:value-type="float" office:value="9931498" table:style-name="ce2">
            <text:p>9931498</text:p>
          </table:table-cell>
          <table:table-cell office:value-type="float" office:value="5939549" table:style-name="ce2">
            <text:p>5939549</text:p>
          </table:table-cell>
          <table:table-cell office:value-type="float" office:value="18889844" table:style-name="ce1">
            <text:p>188898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1274" table:style-name="ce2">
            <text:p>1274</text:p>
          </table:table-cell>
          <table:table-cell office:value-type="string" table:style-name="ce2">
            <text:p><text:span text:style-name="T1">34.25%</text:span></text:p>
          </table:table-cell>
          <table:table-cell office:value-type="float" office:value="2177" table:style-name="ce2">
            <text:p>2177</text:p>
          </table:table-cell>
          <table:table-cell office:value-type="float" office:value="2774132" table:style-name="ce2">
            <text:p>2774132</text:p>
          </table:table-cell>
          <table:table-cell office:value-type="float" office:value="9819915" table:style-name="ce2">
            <text:p>9819915</text:p>
          </table:table-cell>
          <table:table-cell office:value-type="float" office:value="12619573" table:style-name="ce1">
            <text:p>126195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<text:span text:style-name="T1">7.82%</text:span></text:p>
          </table:table-cell>
          <table:table-cell office:value-type="float" office:value="1734" table:style-name="ce2">
            <text:p>1734</text:p>
          </table:table-cell>
          <table:table-cell office:value-type="float" office:value="197645" table:style-name="ce2">
            <text:p>197645</text:p>
          </table:table-cell>
          <table:table-cell office:value-type="float" office:value="14560" table:style-name="ce2">
            <text:p>14560</text:p>
          </table:table-cell>
          <table:table-cell office:value-type="float" office:value="212355" table:style-name="ce1">
            <text:p>2123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/>
    <dc:creator>emmayianpan</dc:creator>
    <meta:creation-date>2006-09-13T11:21:51Z</meta:creation-date>
    <dc:date>2020-12-02T06:38:54Z</dc:date>
  </office:meta>
</office:document-meta>
</file>